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B700000085FE9A9A4A.png" manifest:media-type=""/>
  <manifest:file-entry manifest:full-path="Pictures/10000201000000B700000085E9F110AA.png" manifest:media-type=""/>
  <manifest:file-entry manifest:full-path="Pictures/10000201000000B700000085EF355466.png" manifest:media-type=""/>
  <manifest:file-entry manifest:full-path="Pictures/1000020100000096000000A725748131.png" manifest:media-type=""/>
  <manifest:file-entry manifest:full-path="Pictures/10000201000000D9000000A7578B8E4F.png" manifest:media-type=""/>
  <manifest:file-entry manifest:full-path="Pictures/10000000000000200000002000309F1C.png" manifest:media-type=""/>
  <manifest:file-entry manifest:full-path="Pictures/1000020100000096000000A7F3E110A3.png" manifest:media-type=""/>
  <manifest:file-entry manifest:full-path="Pictures/1000020100000567000001D08DBEB4C2.png" manifest:media-type=""/>
  <manifest:file-entry manifest:full-path="Pictures/10000201000000FA000000850DE6F57F.png" manifest:media-type=""/>
  <manifest:file-entry manifest:full-path="Pictures/10000201000000E900000085D8047CED.png" manifest:media-type=""/>
  <manifest:file-entry manifest:full-path="Pictures/10000201000000B700000085631B544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Observation">
      <style:graphic-properties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573cm"/>
    </style:style>
    <style:style style:name="gr6" style:family="graphic" style:parent-style-name="standard">
      <style:graphic-properties OOoLatexArgs="19§inline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19§inline§t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19§inline§t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OOoLatexArgs="19§inline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OOoLatexArgs="19§inline§x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OOoLatexArgs="19§inline§x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OOoLatexArgs="19§inline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OOoLatexArgs="19§inline§v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OOoLatexArgs="19§inline§v_m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servationFast">
      <style:graphic-properties draw:textarea-vertical-align="middle" draw:auto-grow-height="false"/>
    </style:style>
    <style:style style:name="gr16" style:family="graphic" style:parent-style-name="objectwithoutfill">
      <style:graphic-properties svg:stroke-width="0.1cm" svg:stroke-color="#ff3366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2300dc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9" style:family="graphic" style:parent-style-name="standard">
      <style:graphic-properties draw:stroke="none" svg:stroke-width="0.035cm" draw:stroke-linejoin="miter" draw:fill="solid" draw:fill-color="#000000"/>
    </style:style>
    <style:style style:name="gr20" style:family="graphic">
      <style:graphic-properties style:protect="size"/>
    </style:style>
    <style:style style:name="gr21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Default-title">
      <style:graphic-properties draw:auto-grow-height="true" fo:min-height="2.095cm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nnected Corridors presentatio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g>
          <draw:line draw:style-name="gr1" draw:text-style-name="P1" draw:layer="layout" svg:x1="2.113cm" svg:y1="8.5cm" svg:x2="18.564cm" svg:y2="8.5cm">
            <text:p/>
          </draw:line>
          <draw:line draw:style-name="gr1" draw:text-style-name="P1" draw:layer="layout" svg:x1="2.139cm" svg:y1="8.552cm" svg:x2="2.103cm" svg:y2="1.47cm">
            <text:p/>
          </draw:line>
          <draw:custom-shape draw:style-name="gr2" draw:text-style-name="P1" draw:layer="layout" svg:width="0.34cm" svg:height="0.339cm" svg:x="2.522cm" svg:y="7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021cm" svg:y="6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521cm" svg:y="6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02cm" svg:y="6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8.521cm" svg:y="5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02cm" svg:y="3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52cm" svg:y="2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019cm" svg:y="3.0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518cm" svg:y="2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1.713cm" svg:height="0.954cm" svg:x="8.192cm" svg:y="8.824cm">
            <draw:text-box>
              <text:p><text:span text:style-name="T1">time</text:span></text:p>
            </draw:text-box>
          </draw:frame>
          <draw:frame draw:style-name="gr4" draw:text-style-name="P2" draw:layer="layout" svg:width="5.142cm" svg:height="0.954cm" draw:transform="rotate (1.5707963267949) translate (0.661cm 7.818cm)">
            <draw:text-box>
              <text:p><text:span text:style-name="T1">Cumulative offset</text:span></text:p>
            </draw:text-box>
          </draw:frame>
          <draw:line draw:style-name="gr1" draw:text-style-name="P1" draw:layer="layout" svg:x1="2.092cm" svg:y1="12.5cm" svg:x2="18.543cm" svg:y2="12.5cm">
            <text:p/>
          </draw:line>
          <draw:line draw:style-name="gr1" draw:text-style-name="P1" draw:layer="layout" svg:x1="2.118cm" svg:y1="12.552cm" svg:x2="2.104cm" svg:y2="9.722cm">
            <text:p/>
          </draw:line>
          <draw:custom-shape draw:style-name="gr2" draw:text-style-name="P1" draw:layer="layout" svg:width="0.34cm" svg:height="0.339cm" svg:x="2.52cm" svg:y="10.8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021cm" svg:y="11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52cm" svg:y="12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019cm" svg:y="12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8.519cm" svg:y="10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02cm" svg:y="12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519cm" svg:y="11.7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018cm" svg:y="12.2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517cm" svg:y="12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2.073cm" svg:height="0.954cm" draw:transform="rotate (1.5707963267949) translate (0.661cm 12.119cm)">
            <draw:text-box>
              <text:p><text:span text:style-name="T1">speed</text:span></text:p>
            </draw:text-box>
          </draw:frame>
          <draw:frame draw:style-name="gr6" draw:text-style-name="P1" draw:layer="layout" svg:width="0.6cm" svg:height="0.669cm" svg:x="2.383cm" svg:y="8.792cm">
            <draw:image xlink:href="Pictures/1000020100000096000000A725748131.png" xlink:type="simple" xlink:show="embed" xlink:actuate="onLoad">
              <text:p/>
            </draw:image>
          </draw:frame>
          <draw:frame draw:style-name="gr7" draw:text-style-name="P1" draw:layer="layout" svg:width="0.6cm" svg:height="0.669cm" svg:x="5.384cm" svg:y="8.792cm">
            <draw:image xlink:href="Pictures/1000020100000096000000A7F3E110A3.png" xlink:type="simple" xlink:show="embed" xlink:actuate="onLoad">
              <text:p/>
            </draw:image>
          </draw:frame>
          <draw:frame draw:style-name="gr8" draw:text-style-name="P1" draw:layer="layout" svg:width="0.87cm" svg:height="0.669cm" svg:x="15.083cm" svg:y="8.793cm">
            <draw:image xlink:href="Pictures/10000201000000D9000000A7578B8E4F.png" xlink:type="simple" xlink:show="embed" xlink:actuate="onLoad">
              <text:p/>
            </draw:image>
          </draw:frame>
          <draw:frame draw:style-name="gr9" draw:text-style-name="P1" draw:layer="layout" svg:width="0.733cm" svg:height="0.532cm" svg:x="2.983cm" svg:y="7.793cm">
            <draw:image xlink:href="Pictures/10000201000000B700000085631B544A.png" xlink:type="simple" xlink:show="embed" xlink:actuate="onLoad">
              <text:p/>
            </draw:image>
          </draw:frame>
          <draw:frame draw:style-name="gr10" draw:text-style-name="P1" draw:layer="layout" svg:width="0.733cm" svg:height="0.532cm" svg:x="5.784cm" svg:y="7.193cm">
            <draw:image xlink:href="Pictures/10000201000000B700000085E9F110AA.png" xlink:type="simple" xlink:show="embed" xlink:actuate="onLoad">
              <text:p/>
            </draw:image>
          </draw:frame>
          <draw:frame draw:style-name="gr11" draw:text-style-name="P1" draw:layer="layout" svg:width="1.003cm" svg:height="0.532cm" svg:x="14.985cm" svg:y="2.793cm">
            <draw:image xlink:href="Pictures/10000201000000FA000000850DE6F57F.png" xlink:type="simple" xlink:show="embed" xlink:actuate="onLoad">
              <text:p/>
            </draw:image>
          </draw:frame>
          <draw:frame draw:style-name="gr12" draw:text-style-name="P1" draw:layer="layout" svg:width="0.733cm" svg:height="0.532cm" svg:x="2.984cm" svg:y="10.893cm">
            <draw:image xlink:href="Pictures/10000201000000B700000085EF355466.png" xlink:type="simple" xlink:show="embed" xlink:actuate="onLoad">
              <text:p/>
            </draw:image>
          </draw:frame>
          <draw:frame draw:style-name="gr13" draw:text-style-name="P1" draw:layer="layout" svg:width="0.733cm" svg:height="0.532cm" svg:x="5.785cm" svg:y="11.693cm">
            <draw:image xlink:href="Pictures/10000201000000B700000085FE9A9A4A.png" xlink:type="simple" xlink:show="embed" xlink:actuate="onLoad">
              <text:p/>
            </draw:image>
          </draw:frame>
          <draw:frame draw:style-name="gr14" draw:text-style-name="P1" draw:layer="layout" svg:width="0.935cm" svg:height="0.532cm" svg:x="14.786cm" svg:y="11.693cm">
            <draw:image xlink:href="Pictures/10000201000000E900000085D8047CED.png" xlink:type="simple" xlink:show="embed" xlink:actuate="onLoad">
              <text:p/>
            </draw:image>
          </draw:frame>
        </draw:g>
        <draw:g>
          <draw:line draw:style-name="gr1" draw:text-style-name="P1" draw:layer="layout" svg:x1="22.417cm" svg:y1="35.916cm" svg:x2="38.868cm" svg:y2="35.916cm">
            <text:p/>
          </draw:line>
          <draw:line draw:style-name="gr1" draw:text-style-name="P1" draw:layer="layout" svg:x1="22.443cm" svg:y1="35.968cm" svg:x2="22.407cm" svg:y2="28.886cm">
            <text:p/>
          </draw:line>
          <draw:custom-shape draw:style-name="gr15" draw:text-style-name="P1" draw:layer="layout" svg:width="0.34cm" svg:height="0.339cm" svg:x="22.825cm" svg:y="35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4.326cm" svg:y="33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25.825cm" svg:y="34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7.324cm" svg:y="33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0.325cm" svg:y="3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31.824cm" svg:y="29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3.323cm" svg:y="30.4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4.822cm" svg:y="29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2.396cm" svg:y1="39.915cm" svg:x2="38.847cm" svg:y2="39.915cm">
            <text:p/>
          </draw:line>
          <draw:line draw:style-name="gr1" draw:text-style-name="P1" draw:layer="layout" svg:x1="22.422cm" svg:y1="39.968cm" svg:x2="22.408cm" svg:y2="37.138cm">
            <text:p/>
          </draw:line>
          <draw:custom-shape draw:style-name="gr15" draw:text-style-name="P1" draw:layer="layout" svg:width="0.34cm" svg:height="0.339cm" svg:x="22.824cm" svg:y="38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4.324cm" svg:y="39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25.824cm" svg:y="39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7.323cm" svg:y="39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28.823cm" svg:y="37.8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0.323cm" svg:y="39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31.823cm" svg:y="39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3.322cm" svg:y="39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4.821cm" svg:y="39.5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28.823cm" svg:y="32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9.926cm" svg:y1="30.536cm" svg:x2="35.847cm" svg:y2="30.536cm">
            <text:p/>
          </draw:line>
          <draw:line draw:style-name="gr16" draw:text-style-name="P1" draw:layer="layout" svg:x1="24.076cm" svg:y1="34.286cm" svg:x2="27.934cm" svg:y2="34.286cm">
            <text:p/>
          </draw:line>
          <draw:line draw:style-name="gr16" draw:text-style-name="P1" draw:layer="layout" svg:x1="24.026cm" svg:y1="39.936cm" svg:x2="27.884cm" svg:y2="39.936cm">
            <text:p/>
          </draw:line>
          <draw:line draw:style-name="gr16" draw:text-style-name="P1" draw:layer="layout" svg:x1="29.877cm" svg:y1="39.887cm" svg:x2="35.798cm" svg:y2="39.887cm">
            <text:p/>
          </draw:line>
          <draw:line draw:style-name="gr17" draw:text-style-name="P1" draw:layer="layout" svg:x1="29.876cm" svg:y1="30.587cm" svg:x2="27.908cm" svg:y2="34.257cm">
            <text:p/>
          </draw:line>
          <draw:line draw:style-name="gr17" draw:text-style-name="P1" draw:layer="layout" svg:x1="24.11cm" svg:y1="34.283cm" svg:x2="22.564cm" svg:y2="35.907cm">
            <text:p/>
          </draw:line>
          <draw:line draw:style-name="gr17" draw:text-style-name="P1" draw:layer="layout" svg:x1="24.031cm" svg:y1="38.658cm" svg:x2="22.356cm" svg:y2="38.634cm">
            <text:p/>
          </draw:line>
          <draw:line draw:style-name="gr17" draw:text-style-name="P1" draw:layer="layout" svg:x1="29.847cm" svg:y1="37.913cm" svg:x2="27.807cm" svg:y2="37.884cm">
            <text:p/>
          </draw:line>
          <draw:frame draw:style-name="gr3" draw:text-style-name="P2" draw:layer="layout" svg:width="1.713cm" svg:height="0.954cm" svg:x="28.497cm" svg:y="36.24cm">
            <draw:text-box>
              <text:p><text:span text:style-name="T1">time</text:span></text:p>
            </draw:text-box>
          </draw:frame>
          <draw:frame draw:style-name="gr6" draw:text-style-name="P1" draw:layer="layout" svg:width="0.6cm" svg:height="0.669cm" svg:x="22.687cm" svg:y="36.208cm">
            <draw:image xlink:href="Pictures/1000020100000096000000A725748131.png" xlink:type="simple" xlink:show="embed" xlink:actuate="onLoad">
              <text:p/>
            </draw:image>
          </draw:frame>
          <draw:frame draw:style-name="gr7" draw:text-style-name="P1" draw:layer="layout" svg:width="0.6cm" svg:height="0.669cm" svg:x="25.687cm" svg:y="36.208cm">
            <draw:image xlink:href="Pictures/1000020100000096000000A7F3E110A3.png" xlink:type="simple" xlink:show="embed" xlink:actuate="onLoad">
              <text:p/>
            </draw:image>
          </draw:frame>
          <draw:frame draw:style-name="gr8" draw:text-style-name="P1" draw:layer="layout" svg:width="0.87cm" svg:height="0.669cm" svg:x="35.387cm" svg:y="36.209cm">
            <draw:image xlink:href="Pictures/10000201000000D9000000A7578B8E4F.png" xlink:type="simple" xlink:show="embed" xlink:actuate="onLoad">
              <text:p/>
            </draw:image>
          </draw:frame>
        </draw:g>
        <draw:line draw:style-name="gr1" draw:text-style-name="P1" draw:layer="layout" svg:x1="2.165cm" svg:y1="22.3cm" svg:x2="18.616cm" svg:y2="22.3cm">
          <text:p/>
        </draw:line>
        <draw:line draw:style-name="gr1" draw:text-style-name="P1" draw:layer="layout" svg:x1="2.191cm" svg:y1="22.352cm" svg:x2="2.155cm" svg:y2="15.27cm">
          <text:p/>
        </draw:line>
        <draw:custom-shape draw:style-name="gr15" draw:text-style-name="P1" draw:layer="layout" svg:width="0.34cm" svg:height="0.339cm" svg:x="2.573cm" svg:y="21.6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4.074cm" svg:y="20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5.573cm" svg:y="20.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7.072cm" svg:y="20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073cm" svg:y="16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1.572cm" svg:y="16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3.071cm" svg:y="16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57cm" svg:y="1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144cm" svg:y1="26.3cm" svg:x2="18.595cm" svg:y2="26.3cm">
          <text:p/>
        </draw:line>
        <draw:line draw:style-name="gr1" draw:text-style-name="P1" draw:layer="layout" svg:x1="2.17cm" svg:y1="26.352cm" svg:x2="2.156cm" svg:y2="23.522cm">
          <text:p/>
        </draw:line>
        <draw:custom-shape draw:style-name="gr15" draw:text-style-name="P1" draw:layer="layout" svg:width="0.34cm" svg:height="0.339cm" svg:x="2.572cm" svg:y="24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4.072cm" svg:y="25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5.572cm" svg:y="26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7.071cm" svg:y="26.0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8.571cm" svg:y="24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071cm" svg:y="26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1.571cm" svg:y="25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3.07cm" svg:y="26.0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569cm" svg:y="25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8.571cm" svg:y="18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674cm" svg:y1="16.921cm" svg:x2="15.595cm" svg:y2="16.921cm">
          <text:p/>
        </draw:line>
        <draw:line draw:style-name="gr16" draw:text-style-name="P1" draw:layer="layout" svg:x1="3.824cm" svg:y1="20.671cm" svg:x2="7.682cm" svg:y2="20.671cm">
          <text:p/>
        </draw:line>
        <draw:line draw:style-name="gr16" draw:text-style-name="P1" draw:layer="layout" svg:x1="3.774cm" svg:y1="26.32cm" svg:x2="7.632cm" svg:y2="26.32cm">
          <text:p/>
        </draw:line>
        <draw:line draw:style-name="gr16" draw:text-style-name="P1" draw:layer="layout" svg:x1="9.625cm" svg:y1="26.27cm" svg:x2="15.546cm" svg:y2="26.27cm">
          <text:p/>
        </draw:line>
        <draw:line draw:style-name="gr17" draw:text-style-name="P1" draw:layer="layout" svg:x1="9.624cm" svg:y1="16.97cm" svg:x2="7.656cm" svg:y2="20.64cm">
          <text:p/>
        </draw:line>
        <draw:line draw:style-name="gr17" draw:text-style-name="P1" draw:layer="layout" svg:x1="3.858cm" svg:y1="20.666cm" svg:x2="2.312cm" svg:y2="22.29cm">
          <text:p/>
        </draw:line>
        <draw:line draw:style-name="gr17" draw:text-style-name="P1" draw:layer="layout" svg:x1="3.779cm" svg:y1="25.041cm" svg:x2="2.104cm" svg:y2="25.017cm">
          <text:p/>
        </draw:line>
        <draw:line draw:style-name="gr17" draw:text-style-name="P1" draw:layer="layout" svg:x1="9.595cm" svg:y1="24.296cm" svg:x2="7.555cm" svg:y2="24.267cm">
          <text:p/>
        </draw:line>
        <draw:frame draw:style-name="gr3" draw:text-style-name="P2" draw:layer="layout" svg:width="1.713cm" svg:height="0.954cm" svg:x="8.245cm" svg:y="22.624cm">
          <draw:text-box>
            <text:p text:style-name="P2"><text:span text:style-name="T1">time</text:span></text:p>
          </draw:text-box>
        </draw:frame>
        <draw:g>
          <svg:title>TexMaths</svg:title>
          <svg:desc>19§inline§(s_2, \tau_2)</svg:desc>
          <draw:polygon draw:style-name="gr18" draw:layer="layout" svg:width="2.026cm" svg:height="0.67cm" svg:x="2.732cm" svg:y="19.457cm" svg:viewBox="0 0 2027 671" draw:points="1014,671 0,671 0,0 2027,0 2027,671">
            <text:p/>
          </draw:polygon>
          <draw:path draw:style-name="gr19" draw:layer="layout" svg:width="0.155cm" svg:height="0.67cm" svg:x="2.798cm" svg:y="19.4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3.028cm" svg:y="19.6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11cm" svg:x="3.336cm" svg:y="19.7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077cm" svg:height="0.199cm" svg:x="3.665cm" svg:y="19.8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3.923cm" svg:y="19.6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11cm" svg:x="4.227cm" svg:y="19.7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155cm" svg:height="0.67cm" svg:x="4.537cm" svg:y="19.4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4, \tau_4)</svg:desc>
          <draw:polygon draw:style-name="gr18" draw:layer="layout" svg:width="2.026cm" svg:height="0.67cm" svg:x="8.134cm" svg:y="15.857cm" svg:viewBox="0 0 2027 671" draw:points="1014,671 0,671 0,0 2027,0 2027,671">
            <text:p/>
          </draw:polygon>
          <draw:path draw:style-name="gr19" draw:layer="layout" svg:width="0.155cm" svg:height="0.67cm" svg:x="8.2cm" svg:y="15.8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8.43cm" svg:y="16.0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29cm" svg:height="0.315cm" svg:x="8.727cm" svg:y="16.1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077cm" svg:height="0.199cm" svg:x="9.067cm" svg:y="16.2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9.325cm" svg:y="16.0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29cm" svg:height="0.315cm" svg:x="9.618cm" svg:y="16.1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155cm" svg:height="0.67cm" svg:x="9.939cm" svg:y="15.8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3, \tau_3)</svg:desc>
          <draw:polygon draw:style-name="gr18" draw:layer="layout" svg:width="2.026cm" svg:height="0.67cm" svg:x="8.033cm" svg:y="20.357cm" svg:viewBox="0 0 2027 671" draw:points="1014,671 0,671 0,0 2027,0 2027,671">
            <text:p/>
          </draw:polygon>
          <draw:path draw:style-name="gr19" draw:layer="layout" svg:width="0.155cm" svg:height="0.67cm" svg:x="8.099cm" svg:y="20.3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8.329cm" svg:y="20.5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16cm" svg:height="0.32cm" svg:x="8.633cm" svg:y="20.6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077cm" svg:height="0.199cm" svg:x="8.966cm" svg:y="20.7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9.224cm" svg:y="20.5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16cm" svg:height="0.32cm" svg:x="9.524cm" svg:y="20.6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155cm" svg:height="0.67cm" svg:x="9.838cm" svg:y="20.3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5, \tau_5)</svg:desc>
          <draw:polygon draw:style-name="gr18" draw:layer="layout" svg:width="2.026cm" svg:height="0.67cm" svg:x="15.635cm" svg:y="16.657cm" svg:viewBox="0 0 2027 671" draw:points="1014,671 0,671 0,0 2027,0 2027,671">
            <text:p/>
          </draw:polygon>
          <draw:path draw:style-name="gr19" draw:layer="layout" svg:width="0.155cm" svg:height="0.67cm" svg:x="15.701cm" svg:y="16.6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15.931cm" svg:y="16.8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2cm" svg:x="16.239cm" svg:y="16.9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077cm" svg:height="0.199cm" svg:x="16.568cm" svg:y="17.0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16.826cm" svg:y="16.8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2cm" svg:x="17.13cm" svg:y="16.9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155cm" svg:height="0.67cm" svg:x="17.44cm" svg:y="16.6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\omega_2 = 0</svg:desc>
          <draw:polygon draw:style-name="gr18" draw:layer="layout" svg:width="1.947cm" svg:height="0.531cm" svg:x="4.835cm" svg:y="25.308cm" svg:viewBox="0 0 1948 532" draw:points="973,532 0,532 0,0 1948,0 1948,532">
            <text:p/>
          </draw:polygon>
          <draw:path draw:style-name="gr19" draw:layer="layout" svg:width="0.396cm" svg:height="0.303cm" svg:x="4.843cm" svg:y="25.443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06cm" svg:height="0.31cm" svg:x="5.282cm" svg:y="25.529cm" svg:viewBox="0 0 207 311" svg:d="m207 226h-15c-2 10-6 38-13 42-4 4-40 4-46 4h-87c49-44 66-57 95-80 34-27 66-55 66-101 0-57-49-91-110-91-57 0-97 40-97 84 0 24 21 26 25 26 11 0 24-7 24-25 0-9-3-24-26-24 13-34 45-44 68-44 46 0 71 36 71 74 0 42-29 74-44 91l-114 110c-4 6-4 6-4 19h194z">
            <text:p/>
          </draw:path>
          <draw:path draw:style-name="gr19" draw:layer="layout" svg:width="0.446cm" svg:height="0.157cm" svg:x="5.778cm" svg:y="25.494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6.473cm" svg:y="25.293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draw:g>
          <svg:title>TexMaths</svg:title>
          <svg:desc>19§inline§\omega_1</svg:desc>
          <draw:polygon draw:style-name="gr18" draw:layer="layout" svg:width="0.683cm" svg:height="0.388cm" svg:x="3.635cm" svg:y="24.501cm" svg:viewBox="0 0 684 389" draw:points="342,389 0,389 0,0 684,0 684,389">
            <text:p/>
          </draw:polygon>
          <draw:path draw:style-name="gr19" draw:layer="layout" svg:width="0.396cm" svg:height="0.303cm" svg:x="3.643cm" svg:y="24.493cm" svg:viewBox="0 0 397 304" svg:d="m397 47c0-30-11-47-26-47-18 0-37 15-37 32 0 6 4 14 12 19 11 10 23 29 23 57 0 27-14 65-35 95-19 29-43 52-76 52-38 0-59-23-64-59 7-19 23-61 23-80 0-8-4-15-12-15-6 0-13 2-19 11-7 13-15 57-15 82-23 32-49 61-91 61-44 0-59-38-59-76 0-84 68-154 68-164 0-7-5-13-11-13-10 0-13 9-19 15-34 49-59 129-59 190 0 48 15 97 70 97 48 0 80-34 103-70 7 38 32 70 74 70 53 0 85-42 108-91 17-33 42-124 42-166z">
            <text:p/>
          </draw:path>
          <draw:path draw:style-name="gr19" draw:layer="layout" svg:width="0.17cm" svg:height="0.311cm" svg:x="4.104cm" svg:y="24.578cm" svg:viewBox="0 0 171 312" svg:d="m106 13c0-13-1-13-15-13-28 30-72 30-91 30v17c11 0 42 0 68-13v240c0 15 0 20-47 20h-17v18c7 0 66-2 83-2 14 0 73 2 84 2v-18h-17c-48 0-48-5-48-20z">
            <text:p/>
          </draw:path>
        </draw:g>
        <draw:g>
          <svg:title>TexMaths</svg:title>
          <svg:desc>19§inline§\omega_3</svg:desc>
          <draw:polygon draw:style-name="gr18" draw:layer="layout" svg:width="0.683cm" svg:height="0.389cm" svg:x="8.137cm" svg:y="24.703cm" svg:viewBox="0 0 684 390" draw:points="342,390 0,390 0,0 684,0 684,390">
            <text:p/>
          </draw:polygon>
          <draw:path draw:style-name="gr19" draw:layer="layout" svg:width="0.396cm" svg:height="0.303cm" svg:x="8.145cm" svg:y="24.695cm" svg:viewBox="0 0 397 304" svg:d="m397 48c0-31-11-48-26-48-18 0-37 15-37 32 0 6 4 14 12 19 11 10 23 29 23 57 0 27-14 65-35 96-19 28-43 51-76 51-38 0-58-23-64-59 7-19 23-61 23-80 0-8-4-15-12-15-5 0-13 2-19 11-7 14-15 57-15 82-23 32-49 61-91 61-44 0-59-38-59-76 0-84 68-154 68-164 0-7-5-13-11-13-10 0-13 9-19 15-34 50-59 129-59 190 0 48 15 97 70 97 48 0 80-34 103-70 8 38 32 70 74 70 53 0 86-42 108-91 17-32 42-124 42-165z">
            <text:p/>
          </draw:path>
          <draw:path draw:style-name="gr19" draw:layer="layout" svg:width="0.216cm" svg:height="0.32cm" svg:x="8.58cm" svg:y="24.781cm" svg:viewBox="0 0 217 321" svg:d="m103 154c36 0 62 27 62 76 0 59-34 76-60 76-19 0-61-6-80-32 23-2 26-17 26-27 0-15-11-26-24-26s-27 9-27 28c0 44 49 72 106 72 65 0 111-43 111-91 0-36-31-72-82-84 49-17 66-53 66-81 0-36-43-65-95-65s-91 25-91 63c0 15 10 24 23 24 15 0 25-11 25-22 0-16-10-25-25-25 17-21 49-27 67-27 20 0 51 12 51 52 0 19-6 42-19 55-15 19-29 19-51 21-12 2-14 2-16 2s-5 0-5 5 5 6 13 6z">
            <text:p/>
          </draw:path>
        </draw:g>
        <draw:g>
          <svg:title>TexMaths</svg:title>
          <svg:desc>19§inline§\omega_4 = 0</svg:desc>
          <draw:polygon draw:style-name="gr18" draw:layer="layout" svg:width="1.947cm" svg:height="0.531cm" svg:x="12.136cm" svg:y="25.109cm" svg:viewBox="0 0 1948 532" draw:points="973,532 0,532 0,0 1948,0 1948,532">
            <text:p/>
          </draw:polygon>
          <draw:path draw:style-name="gr19" draw:layer="layout" svg:width="0.396cm" svg:height="0.303cm" svg:x="12.144cm" svg:y="25.244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29cm" svg:height="0.314cm" svg:x="12.571cm" svg:y="25.326cm" svg:viewBox="0 0 230 315" svg:d="m230 239v-17h-51v-209c0-9 0-13-12-13-5 0-7 0-11 6l-156 216v17h139v38c0 17 0 23-38 23h-14v15c23 0 54-2 71-2s47 2 70 2v-15h-11c-38 0-38-6-38-23v-38zm-89-188v171h-124z">
            <text:p/>
          </draw:path>
          <draw:path draw:style-name="gr19" draw:layer="layout" svg:width="0.446cm" svg:height="0.157cm" svg:x="13.079cm" svg:y="25.295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13.774cm" svg:y="25.094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1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g>
          <draw:line draw:style-name="gr1" draw:text-style-name="P1" draw:layer="layout" svg:x1="2.113cm" svg:y1="8.5cm" svg:x2="18.564cm" svg:y2="8.5cm">
            <text:p/>
          </draw:line>
          <draw:line draw:style-name="gr1" draw:text-style-name="P1" draw:layer="layout" svg:x1="2.139cm" svg:y1="8.552cm" svg:x2="2.103cm" svg:y2="1.47cm">
            <text:p/>
          </draw:line>
          <draw:custom-shape draw:style-name="gr2" draw:text-style-name="P1" draw:layer="layout" svg:width="0.34cm" svg:height="0.339cm" svg:x="2.522cm" svg:y="7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021cm" svg:y="6.5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521cm" svg:y="6.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02cm" svg:y="6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8.521cm" svg:y="5.1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02cm" svg:y="3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52cm" svg:y="2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019cm" svg:y="3.0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518cm" svg:y="2.5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1.713cm" svg:height="0.954cm" svg:x="8.192cm" svg:y="8.824cm">
            <draw:text-box>
              <text:p><text:span text:style-name="T1">time</text:span></text:p>
            </draw:text-box>
          </draw:frame>
          <draw:frame draw:style-name="gr4" draw:text-style-name="P2" draw:layer="layout" svg:width="5.142cm" svg:height="0.954cm" draw:transform="rotate (1.5707963267949) translate (0.661cm 7.818cm)">
            <draw:text-box>
              <text:p><text:span text:style-name="T1">Cumulative offset</text:span></text:p>
            </draw:text-box>
          </draw:frame>
          <draw:line draw:style-name="gr1" draw:text-style-name="P1" draw:layer="layout" svg:x1="2.092cm" svg:y1="12.5cm" svg:x2="18.543cm" svg:y2="12.5cm">
            <text:p/>
          </draw:line>
          <draw:line draw:style-name="gr1" draw:text-style-name="P1" draw:layer="layout" svg:x1="2.118cm" svg:y1="12.552cm" svg:x2="2.104cm" svg:y2="9.722cm">
            <text:p/>
          </draw:line>
          <draw:custom-shape draw:style-name="gr2" draw:text-style-name="P1" draw:layer="layout" svg:width="0.34cm" svg:height="0.339cm" svg:x="2.52cm" svg:y="10.8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021cm" svg:y="11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52cm" svg:y="12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019cm" svg:y="12.2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8.519cm" svg:y="10.4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02cm" svg:y="12.2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519cm" svg:y="11.7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018cm" svg:y="12.2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517cm" svg:y="12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2" draw:layer="layout" svg:width="2.073cm" svg:height="0.954cm" draw:transform="rotate (1.5707963267949) translate (0.661cm 12.119cm)">
            <draw:text-box>
              <text:p><text:span text:style-name="T1">speed</text:span></text:p>
            </draw:text-box>
          </draw:frame>
          <draw:frame draw:style-name="gr6" draw:text-style-name="P1" draw:layer="layout" svg:width="0.6cm" svg:height="0.669cm" svg:x="2.383cm" svg:y="8.792cm">
            <draw:image xlink:href="Pictures/1000020100000096000000A725748131.png" xlink:type="simple" xlink:show="embed" xlink:actuate="onLoad">
              <text:p/>
            </draw:image>
          </draw:frame>
          <draw:frame draw:style-name="gr7" draw:text-style-name="P1" draw:layer="layout" svg:width="0.6cm" svg:height="0.669cm" svg:x="5.384cm" svg:y="8.792cm">
            <draw:image xlink:href="Pictures/1000020100000096000000A7F3E110A3.png" xlink:type="simple" xlink:show="embed" xlink:actuate="onLoad">
              <text:p/>
            </draw:image>
          </draw:frame>
          <draw:frame draw:style-name="gr8" draw:text-style-name="P1" draw:layer="layout" svg:width="0.87cm" svg:height="0.669cm" svg:x="15.083cm" svg:y="8.793cm">
            <draw:image xlink:href="Pictures/10000201000000D9000000A7578B8E4F.png" xlink:type="simple" xlink:show="embed" xlink:actuate="onLoad">
              <text:p/>
            </draw:image>
          </draw:frame>
          <draw:frame draw:style-name="gr9" draw:text-style-name="P1" draw:layer="layout" svg:width="0.733cm" svg:height="0.532cm" svg:x="2.983cm" svg:y="7.793cm">
            <draw:image xlink:href="Pictures/10000201000000B700000085631B544A.png" xlink:type="simple" xlink:show="embed" xlink:actuate="onLoad">
              <text:p/>
            </draw:image>
          </draw:frame>
          <draw:frame draw:style-name="gr10" draw:text-style-name="P1" draw:layer="layout" svg:width="0.733cm" svg:height="0.532cm" svg:x="5.784cm" svg:y="7.193cm">
            <draw:image xlink:href="Pictures/10000201000000B700000085E9F110AA.png" xlink:type="simple" xlink:show="embed" xlink:actuate="onLoad">
              <text:p/>
            </draw:image>
          </draw:frame>
          <draw:frame draw:style-name="gr11" draw:text-style-name="P1" draw:layer="layout" svg:width="1.003cm" svg:height="0.532cm" svg:x="14.985cm" svg:y="2.793cm">
            <draw:image xlink:href="Pictures/10000201000000FA000000850DE6F57F.png" xlink:type="simple" xlink:show="embed" xlink:actuate="onLoad">
              <text:p/>
            </draw:image>
          </draw:frame>
          <draw:frame draw:style-name="gr12" draw:text-style-name="P1" draw:layer="layout" svg:width="0.733cm" svg:height="0.532cm" svg:x="2.984cm" svg:y="10.893cm">
            <draw:image xlink:href="Pictures/10000201000000B700000085EF355466.png" xlink:type="simple" xlink:show="embed" xlink:actuate="onLoad">
              <text:p/>
            </draw:image>
          </draw:frame>
          <draw:frame draw:style-name="gr13" draw:text-style-name="P1" draw:layer="layout" svg:width="0.733cm" svg:height="0.532cm" svg:x="5.785cm" svg:y="11.693cm">
            <draw:image xlink:href="Pictures/10000201000000B700000085FE9A9A4A.png" xlink:type="simple" xlink:show="embed" xlink:actuate="onLoad">
              <text:p/>
            </draw:image>
          </draw:frame>
          <draw:frame draw:style-name="gr14" draw:text-style-name="P1" draw:layer="layout" svg:width="0.935cm" svg:height="0.532cm" svg:x="14.786cm" svg:y="11.693cm">
            <draw:image xlink:href="Pictures/10000201000000E900000085D8047CED.png" xlink:type="simple" xlink:show="embed" xlink:actuate="onLoad">
              <text:p/>
            </draw:image>
          </draw:frame>
        </draw:g>
        <draw:g>
          <draw:line draw:style-name="gr1" draw:text-style-name="P1" draw:layer="layout" svg:x1="2.297cm" svg:y1="22.27cm" svg:x2="18.748cm" svg:y2="22.27cm">
            <text:p/>
          </draw:line>
          <draw:line draw:style-name="gr1" draw:text-style-name="P1" draw:layer="layout" svg:x1="2.323cm" svg:y1="22.323cm" svg:x2="2.287cm" svg:y2="15.241cm">
            <text:p/>
          </draw:line>
          <draw:custom-shape draw:style-name="gr15" draw:text-style-name="P1" draw:layer="layout" svg:width="0.34cm" svg:height="0.339cm" svg:x="2.706cm" svg:y="21.6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205cm" svg:y="20.3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705cm" svg:y="20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204cm" svg:y="20.3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204cm" svg:y="16.8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704cm" svg:y="16.3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203cm" svg:y="16.8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702cm" svg:y="16.3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.276cm" svg:y1="26.271cm" svg:x2="18.727cm" svg:y2="26.271cm">
            <text:p/>
          </draw:line>
          <draw:line draw:style-name="gr1" draw:text-style-name="P1" draw:layer="layout" svg:x1="2.302cm" svg:y1="26.323cm" svg:x2="2.288cm" svg:y2="23.493cm">
            <text:p/>
          </draw:line>
          <draw:custom-shape draw:style-name="gr15" draw:text-style-name="P1" draw:layer="layout" svg:width="0.34cm" svg:height="0.339cm" svg:x="2.704cm" svg:y="24.6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4.205cm" svg:y="25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5.704cm" svg:y="26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7.203cm" svg:y="26.0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8.703cm" svg:y="24.2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0.204cm" svg:y="26.0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11.703cm" svg:y="25.5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3.202cm" svg:y="26.0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14.701cm" svg:y="25.9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8.703cm" svg:y="18.9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2" draw:layer="layout" svg:width="1.713cm" svg:height="0.954cm" svg:x="8.376cm" svg:y="22.595cm">
            <draw:text-box>
              <text:p><text:span text:style-name="T1">time</text:span></text:p>
            </draw:text-box>
          </draw:frame>
          <draw:frame draw:style-name="gr6" draw:text-style-name="P1" draw:layer="layout" svg:width="0.6cm" svg:height="0.669cm" svg:x="2.567cm" svg:y="22.563cm">
            <draw:image xlink:href="Pictures/1000020100000096000000A725748131.png" xlink:type="simple" xlink:show="embed" xlink:actuate="onLoad">
              <text:p/>
            </draw:image>
          </draw:frame>
          <draw:frame draw:style-name="gr7" draw:text-style-name="P1" draw:layer="layout" svg:width="0.6cm" svg:height="0.669cm" svg:x="5.568cm" svg:y="22.563cm">
            <draw:image xlink:href="Pictures/1000020100000096000000A7F3E110A3.png" xlink:type="simple" xlink:show="embed" xlink:actuate="onLoad">
              <text:p/>
            </draw:image>
          </draw:frame>
          <draw:frame draw:style-name="gr8" draw:text-style-name="P1" draw:layer="layout" svg:width="0.87cm" svg:height="0.669cm" svg:x="15.267cm" svg:y="22.565cm">
            <draw:image xlink:href="Pictures/10000201000000D9000000A7578B8E4F.png" xlink:type="simple" xlink:show="embed" xlink:actuate="onLoad">
              <text:p/>
            </draw:image>
          </draw:frame>
        </draw:g>
        <draw:g>
          <draw:line draw:style-name="gr1" draw:text-style-name="P1" draw:layer="layout" svg:x1="22.417cm" svg:y1="35.916cm" svg:x2="38.868cm" svg:y2="35.916cm">
            <text:p/>
          </draw:line>
          <draw:line draw:style-name="gr1" draw:text-style-name="P1" draw:layer="layout" svg:x1="22.443cm" svg:y1="35.968cm" svg:x2="22.407cm" svg:y2="28.886cm">
            <text:p/>
          </draw:line>
          <draw:custom-shape draw:style-name="gr15" draw:text-style-name="P1" draw:layer="layout" svg:width="0.34cm" svg:height="0.339cm" svg:x="22.825cm" svg:y="35.2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4.326cm" svg:y="33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25.825cm" svg:y="34.2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7.324cm" svg:y="33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0.325cm" svg:y="3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31.824cm" svg:y="29.9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3.323cm" svg:y="30.4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4.822cm" svg:y="29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2.396cm" svg:y1="39.915cm" svg:x2="38.847cm" svg:y2="39.915cm">
            <text:p/>
          </draw:line>
          <draw:line draw:style-name="gr1" draw:text-style-name="P1" draw:layer="layout" svg:x1="22.422cm" svg:y1="39.968cm" svg:x2="22.408cm" svg:y2="37.138cm">
            <text:p/>
          </draw:line>
          <draw:custom-shape draw:style-name="gr15" draw:text-style-name="P1" draw:layer="layout" svg:width="0.34cm" svg:height="0.339cm" svg:x="22.824cm" svg:y="38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4.324cm" svg:y="39.3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25.824cm" svg:y="39.6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27.323cm" svg:y="39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28.823cm" svg:y="37.8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0.323cm" svg:y="39.6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1cm" svg:height="0.339cm" svg:x="31.823cm" svg:y="39.1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3.322cm" svg:y="39.6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34cm" svg:height="0.339cm" svg:x="34.821cm" svg:y="39.5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34cm" svg:height="0.339cm" svg:x="28.823cm" svg:y="32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" draw:text-style-name="P1" draw:layer="layout" svg:x1="29.926cm" svg:y1="30.536cm" svg:x2="35.847cm" svg:y2="30.536cm">
            <text:p/>
          </draw:line>
          <draw:line draw:style-name="gr16" draw:text-style-name="P1" draw:layer="layout" svg:x1="24.076cm" svg:y1="34.286cm" svg:x2="27.934cm" svg:y2="34.286cm">
            <text:p/>
          </draw:line>
          <draw:line draw:style-name="gr16" draw:text-style-name="P1" draw:layer="layout" svg:x1="24.026cm" svg:y1="39.936cm" svg:x2="27.884cm" svg:y2="39.936cm">
            <text:p/>
          </draw:line>
          <draw:line draw:style-name="gr16" draw:text-style-name="P1" draw:layer="layout" svg:x1="29.877cm" svg:y1="39.887cm" svg:x2="35.798cm" svg:y2="39.887cm">
            <text:p/>
          </draw:line>
          <draw:line draw:style-name="gr17" draw:text-style-name="P1" draw:layer="layout" svg:x1="29.876cm" svg:y1="30.587cm" svg:x2="27.908cm" svg:y2="34.257cm">
            <text:p/>
          </draw:line>
          <draw:line draw:style-name="gr17" draw:text-style-name="P1" draw:layer="layout" svg:x1="24.11cm" svg:y1="34.283cm" svg:x2="22.564cm" svg:y2="35.907cm">
            <text:p/>
          </draw:line>
          <draw:line draw:style-name="gr17" draw:text-style-name="P1" draw:layer="layout" svg:x1="24.031cm" svg:y1="38.658cm" svg:x2="22.356cm" svg:y2="38.634cm">
            <text:p/>
          </draw:line>
          <draw:line draw:style-name="gr17" draw:text-style-name="P1" draw:layer="layout" svg:x1="29.847cm" svg:y1="37.913cm" svg:x2="27.807cm" svg:y2="37.884cm">
            <text:p/>
          </draw:line>
          <draw:frame draw:style-name="gr3" draw:text-style-name="P2" draw:layer="layout" svg:width="1.713cm" svg:height="0.954cm" svg:x="28.497cm" svg:y="36.24cm">
            <draw:text-box>
              <text:p><text:span text:style-name="T1">time</text:span></text:p>
            </draw:text-box>
          </draw:frame>
          <draw:frame draw:style-name="gr6" draw:text-style-name="P1" draw:layer="layout" svg:width="0.6cm" svg:height="0.669cm" svg:x="22.687cm" svg:y="36.208cm">
            <draw:image xlink:href="Pictures/1000020100000096000000A725748131.png" xlink:type="simple" xlink:show="embed" xlink:actuate="onLoad">
              <text:p/>
            </draw:image>
          </draw:frame>
          <draw:frame draw:style-name="gr7" draw:text-style-name="P1" draw:layer="layout" svg:width="0.6cm" svg:height="0.669cm" svg:x="25.687cm" svg:y="36.208cm">
            <draw:image xlink:href="Pictures/1000020100000096000000A7F3E110A3.png" xlink:type="simple" xlink:show="embed" xlink:actuate="onLoad">
              <text:p/>
            </draw:image>
          </draw:frame>
          <draw:frame draw:style-name="gr8" draw:text-style-name="P1" draw:layer="layout" svg:width="0.87cm" svg:height="0.669cm" svg:x="35.387cm" svg:y="36.209cm">
            <draw:image xlink:href="Pictures/10000201000000D9000000A7578B8E4F.png" xlink:type="simple" xlink:show="embed" xlink:actuate="onLoad">
              <text:p/>
            </draw:image>
          </draw:frame>
        </draw:g>
        <draw:line draw:style-name="gr1" draw:text-style-name="P1" draw:layer="layout" svg:x1="2.465cm" svg:y1="35.8cm" svg:x2="18.916cm" svg:y2="35.8cm">
          <text:p/>
        </draw:line>
        <draw:line draw:style-name="gr1" draw:text-style-name="P1" draw:layer="layout" svg:x1="2.491cm" svg:y1="35.852cm" svg:x2="2.455cm" svg:y2="28.77cm">
          <text:p/>
        </draw:line>
        <draw:custom-shape draw:style-name="gr15" draw:text-style-name="P1" draw:layer="layout" svg:width="0.34cm" svg:height="0.339cm" svg:x="2.873cm" svg:y="35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4.374cm" svg:y="33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5.873cm" svg:y="34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7.372cm" svg:y="33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373cm" svg:y="30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1.872cm" svg:y="2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3.371cm" svg:y="30.3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29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444cm" svg:y1="39.8cm" svg:x2="18.895cm" svg:y2="39.8cm">
          <text:p/>
        </draw:line>
        <draw:line draw:style-name="gr1" draw:text-style-name="P1" draw:layer="layout" svg:x1="2.47cm" svg:y1="39.852cm" svg:x2="2.456cm" svg:y2="37.022cm">
          <text:p/>
        </draw:line>
        <draw:custom-shape draw:style-name="gr15" draw:text-style-name="P1" draw:layer="layout" svg:width="0.34cm" svg:height="0.339cm" svg:x="2.872cm" svg:y="38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4.372cm" svg:y="39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5.872cm" svg:y="39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7.371cm" svg:y="39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8.871cm" svg:y="37.7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371cm" svg:y="39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1.871cm" svg:y="39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3.37cm" svg:y="39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69cm" svg:y="3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8.871cm" svg:y="32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974cm" svg:y1="30.421cm" svg:x2="15.895cm" svg:y2="30.421cm">
          <text:p/>
        </draw:line>
        <draw:line draw:style-name="gr16" draw:text-style-name="P1" draw:layer="layout" svg:x1="4.124cm" svg:y1="34.171cm" svg:x2="7.982cm" svg:y2="34.171cm">
          <text:p/>
        </draw:line>
        <draw:line draw:style-name="gr16" draw:text-style-name="P1" draw:layer="layout" svg:x1="4.074cm" svg:y1="39.82cm" svg:x2="7.932cm" svg:y2="39.82cm">
          <text:p/>
        </draw:line>
        <draw:line draw:style-name="gr16" draw:text-style-name="P1" draw:layer="layout" svg:x1="9.925cm" svg:y1="39.77cm" svg:x2="15.846cm" svg:y2="39.77cm">
          <text:p/>
        </draw:line>
        <draw:line draw:style-name="gr17" draw:text-style-name="P1" draw:layer="layout" svg:x1="9.924cm" svg:y1="30.47cm" svg:x2="7.956cm" svg:y2="34.14cm">
          <text:p/>
        </draw:line>
        <draw:line draw:style-name="gr17" draw:text-style-name="P1" draw:layer="layout" svg:x1="4.158cm" svg:y1="34.166cm" svg:x2="2.612cm" svg:y2="35.79cm">
          <text:p/>
        </draw:line>
        <draw:line draw:style-name="gr17" draw:text-style-name="P1" draw:layer="layout" svg:x1="4.079cm" svg:y1="38.541cm" svg:x2="2.404cm" svg:y2="38.517cm">
          <text:p/>
        </draw:line>
        <draw:line draw:style-name="gr17" draw:text-style-name="P1" draw:layer="layout" svg:x1="9.895cm" svg:y1="37.796cm" svg:x2="7.855cm" svg:y2="37.767cm">
          <text:p/>
        </draw:line>
        <draw:frame draw:style-name="gr3" draw:text-style-name="P2" draw:layer="layout" svg:width="1.713cm" svg:height="0.954cm" svg:x="8.545cm" svg:y="36.124cm">
          <draw:text-box>
            <text:p><text:span text:style-name="T1">time</text:span></text:p>
          </draw:text-box>
        </draw:frame>
        <draw:g>
          <svg:title>TexMaths</svg:title>
          <svg:desc>19§inline§(s_2, \tau_2)</svg:desc>
          <draw:polygon draw:style-name="gr18" draw:layer="layout" svg:width="2.026cm" svg:height="0.67cm" svg:x="3.032cm" svg:y="32.957cm" svg:viewBox="0 0 2027 671" draw:points="1014,671 0,671 0,0 2027,0 2027,671">
            <text:p/>
          </draw:polygon>
          <draw:path draw:style-name="gr19" draw:layer="layout" svg:width="0.155cm" svg:height="0.67cm" svg:x="3.098cm" svg:y="32.9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3.328cm" svg:y="33.1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11cm" svg:x="3.636cm" svg:y="33.2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077cm" svg:height="0.199cm" svg:x="3.965cm" svg:y="33.3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4.223cm" svg:y="33.1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11cm" svg:x="4.527cm" svg:y="33.2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155cm" svg:height="0.67cm" svg:x="4.837cm" svg:y="32.9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4, \tau_4)</svg:desc>
          <draw:polygon draw:style-name="gr18" draw:layer="layout" svg:width="2.026cm" svg:height="0.67cm" svg:x="8.434cm" svg:y="29.357cm" svg:viewBox="0 0 2027 671" draw:points="1014,671 0,671 0,0 2027,0 2027,671">
            <text:p/>
          </draw:polygon>
          <draw:path draw:style-name="gr19" draw:layer="layout" svg:width="0.155cm" svg:height="0.67cm" svg:x="8.5cm" svg:y="29.3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8.73cm" svg:y="29.5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29cm" svg:height="0.315cm" svg:x="9.027cm" svg:y="29.6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077cm" svg:height="0.199cm" svg:x="9.367cm" svg:y="29.7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9.625cm" svg:y="29.5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29cm" svg:height="0.315cm" svg:x="9.918cm" svg:y="29.6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155cm" svg:height="0.67cm" svg:x="10.239cm" svg:y="29.3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3, \tau_3)</svg:desc>
          <draw:polygon draw:style-name="gr18" draw:layer="layout" svg:width="2.026cm" svg:height="0.67cm" svg:x="8.333cm" svg:y="33.857cm" svg:viewBox="0 0 2027 671" draw:points="1014,671 0,671 0,0 2027,0 2027,671">
            <text:p/>
          </draw:polygon>
          <draw:path draw:style-name="gr19" draw:layer="layout" svg:width="0.155cm" svg:height="0.67cm" svg:x="8.399cm" svg:y="33.8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8.629cm" svg:y="34.0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16cm" svg:height="0.32cm" svg:x="8.933cm" svg:y="34.1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077cm" svg:height="0.199cm" svg:x="9.266cm" svg:y="34.2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9.524cm" svg:y="34.0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16cm" svg:height="0.32cm" svg:x="9.824cm" svg:y="34.1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155cm" svg:height="0.67cm" svg:x="10.138cm" svg:y="33.8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5, \tau_5)</svg:desc>
          <draw:polygon draw:style-name="gr18" draw:layer="layout" svg:width="2.026cm" svg:height="0.67cm" svg:x="15.935cm" svg:y="30.157cm" svg:viewBox="0 0 2027 671" draw:points="1014,671 0,671 0,0 2027,0 2027,671">
            <text:p/>
          </draw:polygon>
          <draw:path draw:style-name="gr19" draw:layer="layout" svg:width="0.155cm" svg:height="0.67cm" svg:x="16.001cm" svg:y="30.1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16.231cm" svg:y="30.3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2cm" svg:x="16.539cm" svg:y="30.4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077cm" svg:height="0.199cm" svg:x="16.868cm" svg:y="30.5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17.126cm" svg:y="30.3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2cm" svg:x="17.43cm" svg:y="30.4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155cm" svg:height="0.67cm" svg:x="17.74cm" svg:y="30.1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\omega_2 = 0</svg:desc>
          <draw:polygon draw:style-name="gr18" draw:layer="layout" svg:width="1.947cm" svg:height="0.531cm" svg:x="5.135cm" svg:y="38.808cm" svg:viewBox="0 0 1948 532" draw:points="973,532 0,532 0,0 1948,0 1948,532">
            <text:p/>
          </draw:polygon>
          <draw:path draw:style-name="gr19" draw:layer="layout" svg:width="0.396cm" svg:height="0.303cm" svg:x="5.143cm" svg:y="38.943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06cm" svg:height="0.31cm" svg:x="5.582cm" svg:y="39.029cm" svg:viewBox="0 0 207 311" svg:d="m207 226h-15c-2 10-6 38-13 42-4 4-40 4-46 4h-87c49-44 66-57 95-80 34-27 66-55 66-101 0-57-49-91-110-91-57 0-97 40-97 84 0 24 21 26 25 26 11 0 24-7 24-25 0-9-3-24-26-24 13-34 45-44 68-44 46 0 71 36 71 74 0 42-29 74-44 91l-114 110c-4 6-4 6-4 19h194z">
            <text:p/>
          </draw:path>
          <draw:path draw:style-name="gr19" draw:layer="layout" svg:width="0.446cm" svg:height="0.157cm" svg:x="6.078cm" svg:y="38.994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6.773cm" svg:y="38.793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draw:g>
          <svg:title>TexMaths</svg:title>
          <svg:desc>19§inline§\omega_1</svg:desc>
          <draw:polygon draw:style-name="gr18" draw:layer="layout" svg:width="0.683cm" svg:height="0.388cm" svg:x="3.935cm" svg:y="38.001cm" svg:viewBox="0 0 684 389" draw:points="342,389 0,389 0,0 684,0 684,389">
            <text:p/>
          </draw:polygon>
          <draw:path draw:style-name="gr19" draw:layer="layout" svg:width="0.396cm" svg:height="0.303cm" svg:x="3.943cm" svg:y="37.993cm" svg:viewBox="0 0 397 304" svg:d="m397 47c0-30-11-47-26-47-18 0-37 15-37 32 0 6 4 14 12 19 11 10 23 29 23 57 0 27-14 65-35 95-19 29-43 52-76 52-38 0-59-23-64-59 7-19 23-61 23-80 0-8-4-15-12-15-6 0-13 2-19 11-7 13-15 57-15 82-23 32-49 61-91 61-44 0-59-38-59-76 0-84 68-154 68-164 0-7-5-13-11-13-10 0-13 9-19 15-34 49-59 129-59 190 0 48 15 97 70 97 48 0 80-34 103-70 7 38 32 70 74 70 53 0 85-42 108-91 17-33 42-124 42-166z">
            <text:p/>
          </draw:path>
          <draw:path draw:style-name="gr19" draw:layer="layout" svg:width="0.17cm" svg:height="0.311cm" svg:x="4.404cm" svg:y="38.078cm" svg:viewBox="0 0 171 312" svg:d="m106 13c0-13-1-13-15-13-28 30-72 30-91 30v17c11 0 42 0 68-13v240c0 15 0 20-47 20h-17v18c7 0 66-2 83-2 14 0 73 2 84 2v-18h-17c-48 0-48-5-48-20z">
            <text:p/>
          </draw:path>
        </draw:g>
        <draw:g>
          <svg:title>TexMaths</svg:title>
          <svg:desc>19§inline§\omega_3</svg:desc>
          <draw:polygon draw:style-name="gr18" draw:layer="layout" svg:width="0.683cm" svg:height="0.389cm" svg:x="8.437cm" svg:y="38.203cm" svg:viewBox="0 0 684 390" draw:points="342,390 0,390 0,0 684,0 684,390">
            <text:p/>
          </draw:polygon>
          <draw:path draw:style-name="gr19" draw:layer="layout" svg:width="0.396cm" svg:height="0.303cm" svg:x="8.445cm" svg:y="38.195cm" svg:viewBox="0 0 397 304" svg:d="m397 48c0-31-11-48-26-48-18 0-37 15-37 32 0 6 4 14 12 19 11 10 23 29 23 57 0 27-14 65-35 96-19 28-43 51-76 51-38 0-58-23-64-59 7-19 23-61 23-80 0-8-4-15-12-15-5 0-13 2-19 11-7 14-15 57-15 82-23 32-49 61-91 61-44 0-59-38-59-76 0-84 68-154 68-164 0-7-5-13-11-13-10 0-13 9-19 15-34 50-59 129-59 190 0 48 15 97 70 97 48 0 80-34 103-70 8 38 32 70 74 70 53 0 86-42 108-91 17-32 42-124 42-165z">
            <text:p/>
          </draw:path>
          <draw:path draw:style-name="gr19" draw:layer="layout" svg:width="0.216cm" svg:height="0.32cm" svg:x="8.88cm" svg:y="38.281cm" svg:viewBox="0 0 217 321" svg:d="m103 154c36 0 62 27 62 76 0 59-34 76-60 76-19 0-61-6-80-32 23-2 26-17 26-27 0-15-11-26-24-26s-27 9-27 28c0 44 49 72 106 72 65 0 111-43 111-91 0-36-31-72-82-84 49-17 66-53 66-81 0-36-43-65-95-65s-91 25-91 63c0 15 10 24 23 24 15 0 25-11 25-22 0-16-10-25-25-25 17-21 49-27 67-27 20 0 51 12 51 52 0 19-6 42-19 55-15 19-29 19-51 21-12 2-14 2-16 2s-5 0-5 5 5 6 13 6z">
            <text:p/>
          </draw:path>
        </draw:g>
        <draw:g>
          <svg:title>TexMaths</svg:title>
          <svg:desc>19§inline§\omega_4 = 0</svg:desc>
          <draw:polygon draw:style-name="gr18" draw:layer="layout" svg:width="1.947cm" svg:height="0.531cm" svg:x="12.436cm" svg:y="38.609cm" svg:viewBox="0 0 1948 532" draw:points="973,532 0,532 0,0 1948,0 1948,532">
            <text:p/>
          </draw:polygon>
          <draw:path draw:style-name="gr19" draw:layer="layout" svg:width="0.396cm" svg:height="0.303cm" svg:x="12.444cm" svg:y="38.744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29cm" svg:height="0.314cm" svg:x="12.871cm" svg:y="38.826cm" svg:viewBox="0 0 230 315" svg:d="m230 239v-17h-51v-209c0-9 0-13-12-13-5 0-7 0-11 6l-156 216v17h139v38c0 17 0 23-38 23h-14v15c23 0 54-2 71-2s47 2 70 2v-15h-11c-38 0-38-6-38-23v-38zm-89-188v171h-124z">
            <text:p/>
          </draw:path>
          <draw:path draw:style-name="gr19" draw:layer="layout" svg:width="0.446cm" svg:height="0.157cm" svg:x="13.379cm" svg:y="38.795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14.074cm" svg:y="38.594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frame presentation:style-name="pr3" draw:layer="layout" svg:width="22.726cm" svg:height="25.044cm" svg:x="-25.399cm" svg:y="17.524cm" presentation:class="outline">
          <draw:text-box>
            <text:p>PIF output:</text:p>
          </draw:text-box>
        </draw:frame>
        <draw:line draw:style-name="gr1" draw:text-style-name="P1" draw:layer="layout" svg:x1="3.965cm" svg:y1="13.5cm" svg:x2="20.416cm" svg:y2="13.5cm">
          <text:p/>
        </draw:line>
        <draw:line draw:style-name="gr1" draw:text-style-name="P1" draw:layer="layout" svg:x1="3.991cm" svg:y1="13.552cm" svg:x2="3.955cm" svg:y2="6.47cm">
          <text:p/>
        </draw:line>
        <draw:custom-shape draw:style-name="gr2" draw:text-style-name="P1" draw:layer="layout" svg:width="0.34cm" svg:height="0.339cm" svg:x="4.373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4cm" svg:y="11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3cm" svg:y="11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2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372cm" svg:y="10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3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2cm" svg:y="7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1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7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142cm" svg:height="0.954cm" draw:transform="rotate (1.5707963267949) translate (2.513cm 12.818cm)">
          <draw:text-box>
            <text:p><text:span text:style-name="T1">Cumulative offset</text:span></text:p>
          </draw:text-box>
        </draw:frame>
        <draw:line draw:style-name="gr1" draw:text-style-name="P1" draw:layer="layout" svg:x1="3.944cm" svg:y1="17.5cm" svg:x2="20.395cm" svg:y2="17.5cm">
          <text:p/>
        </draw:line>
        <draw:line draw:style-name="gr1" draw:text-style-name="P1" draw:layer="layout" svg:x1="3.97cm" svg:y1="17.552cm" svg:x2="3.956cm" svg:y2="14.722cm">
          <text:p/>
        </draw:line>
        <draw:custom-shape draw:style-name="gr2" draw:text-style-name="P1" draw:layer="layout" svg:width="0.34cm" svg:height="0.339cm" svg:x="4.372cm" svg:y="15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2cm" svg:y="1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2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1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0.371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1cm" svg:y="17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1cm" svg:y="16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69cm" svg:y="17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73cm" svg:height="0.954cm" draw:transform="rotate (1.5707963267949) translate (2.513cm 17.119cm)">
          <draw:text-box>
            <text:p><text:span text:style-name="T1">speed</text:span></text:p>
          </draw:text-box>
        </draw:frame>
        <draw:polyline draw:style-name="gr21" draw:text-style-name="P1" draw:layer="layout" svg:width="12.992cm" svg:height="5.605cm" svg:x="4.348cm" svg:y="7.622cm" svg:viewBox="0 0 12993 5606" draw:points="0,5606 1729,4087 4794,4087 6235,2725 7702,629 9142,27 12941,27 12993,0">
          <text:p/>
        </draw:polyline>
        <draw:frame draw:style-name="gr3" draw:text-style-name="P2" draw:layer="layout" svg:width="1.713cm" svg:height="0.954cm" svg:x="10.045cm" svg:y="13.824cm">
          <draw:text-box>
            <text:p><text:span text:style-name="T1">time</text:span></text:p>
          </draw:text-box>
        </draw:frame>
        <draw:frame draw:style-name="gr6" draw:text-style-name="P1" draw:layer="layout" svg:width="0.6cm" svg:height="0.669cm" svg:x="4.236cm" svg:y="13.792cm">
          <draw:image xlink:href="Pictures/1000020100000096000000A725748131.png" xlink:type="simple" xlink:show="embed" xlink:actuate="onLoad">
            <text:p/>
          </draw:image>
        </draw:frame>
        <draw:frame draw:style-name="gr7" draw:text-style-name="P1" draw:layer="layout" svg:width="0.6cm" svg:height="0.669cm" svg:x="7.235cm" svg:y="13.792cm">
          <draw:image xlink:href="Pictures/1000020100000096000000A7F3E110A3.png" xlink:type="simple" xlink:show="embed" xlink:actuate="onLoad">
            <text:p/>
          </draw:image>
        </draw:frame>
        <draw:frame draw:style-name="gr8" draw:text-style-name="P1" draw:layer="layout" svg:width="0.87cm" svg:height="0.669cm" svg:x="16.935cm" svg:y="13.793cm">
          <draw:image xlink:href="Pictures/10000201000000D9000000A7578B8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frame presentation:style-name="pr3" draw:layer="layout" svg:width="22.726cm" svg:height="25.044cm" svg:x="-25.399cm" svg:y="17.524cm" presentation:class="outline">
          <draw:text-box>
            <text:p>PIF output:</text:p>
          </draw:text-box>
        </draw:frame>
        <draw:line draw:style-name="gr1" draw:text-style-name="P1" draw:layer="layout" svg:x1="3.965cm" svg:y1="13.5cm" svg:x2="20.416cm" svg:y2="13.5cm">
          <text:p/>
        </draw:line>
        <draw:line draw:style-name="gr1" draw:text-style-name="P1" draw:layer="layout" svg:x1="3.991cm" svg:y1="13.552cm" svg:x2="3.955cm" svg:y2="6.47cm">
          <text:p/>
        </draw:line>
        <draw:custom-shape draw:style-name="gr15" draw:text-style-name="P1" draw:layer="layout" svg:width="0.34cm" svg:height="0.339cm" svg:x="4.373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4cm" svg:y="11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3cm" svg:y="11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2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3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2cm" svg:y="7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1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7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142cm" svg:height="0.954cm" draw:transform="rotate (1.5707963267949) translate (2.513cm 12.818cm)">
          <draw:text-box>
            <text:p><text:span text:style-name="T1">Cumulative offset</text:span></text:p>
          </draw:text-box>
        </draw:frame>
        <draw:line draw:style-name="gr1" draw:text-style-name="P1" draw:layer="layout" svg:x1="3.944cm" svg:y1="17.5cm" svg:x2="20.395cm" svg:y2="17.5cm">
          <text:p/>
        </draw:line>
        <draw:line draw:style-name="gr1" draw:text-style-name="P1" draw:layer="layout" svg:x1="3.97cm" svg:y1="17.552cm" svg:x2="3.956cm" svg:y2="14.722cm">
          <text:p/>
        </draw:line>
        <draw:custom-shape draw:style-name="gr15" draw:text-style-name="P1" draw:layer="layout" svg:width="0.34cm" svg:height="0.339cm" svg:x="4.372cm" svg:y="15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2cm" svg:y="1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2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1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10.371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1cm" svg:y="17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1cm" svg:y="16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69cm" svg:y="17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73cm" svg:height="0.954cm" draw:transform="rotate (1.5707963267949) translate (2.513cm 17.119cm)">
          <draw:text-box>
            <text:p><text:span text:style-name="T1">speed</text:span></text:p>
          </draw:text-box>
        </draw:frame>
        <draw:custom-shape draw:style-name="gr15" draw:text-style-name="P1" draw:layer="layout" svg:width="0.34cm" svg:height="0.339cm" svg:x="10.371cm" svg:y="10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713cm" svg:height="0.954cm" svg:x="10.045cm" svg:y="13.824cm">
          <draw:text-box>
            <text:p><text:span text:style-name="T1">time</text:span></text:p>
          </draw:text-box>
        </draw:frame>
        <draw:frame draw:style-name="gr6" draw:text-style-name="P1" draw:layer="layout" svg:width="0.6cm" svg:height="0.669cm" svg:x="4.236cm" svg:y="13.792cm">
          <draw:image xlink:href="Pictures/1000020100000096000000A725748131.png" xlink:type="simple" xlink:show="embed" xlink:actuate="onLoad">
            <text:p/>
          </draw:image>
        </draw:frame>
        <draw:frame draw:style-name="gr7" draw:text-style-name="P1" draw:layer="layout" svg:width="0.6cm" svg:height="0.669cm" svg:x="7.235cm" svg:y="13.792cm">
          <draw:image xlink:href="Pictures/1000020100000096000000A7F3E110A3.png" xlink:type="simple" xlink:show="embed" xlink:actuate="onLoad">
            <text:p/>
          </draw:image>
        </draw:frame>
        <draw:frame draw:style-name="gr8" draw:text-style-name="P1" draw:layer="layout" svg:width="0.87cm" svg:height="0.669cm" svg:x="16.935cm" svg:y="13.793cm">
          <draw:image xlink:href="Pictures/10000201000000D9000000A7578B8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frame presentation:style-name="pr3" draw:layer="layout" svg:width="22.726cm" svg:height="25.044cm" svg:x="-25.399cm" svg:y="17.524cm" presentation:class="outline">
          <draw:text-box>
            <text:p>PIF output:</text:p>
          </draw:text-box>
        </draw:frame>
        <draw:line draw:style-name="gr1" draw:text-style-name="P1" draw:layer="layout" svg:x1="3.965cm" svg:y1="13.5cm" svg:x2="20.416cm" svg:y2="13.5cm">
          <text:p/>
        </draw:line>
        <draw:line draw:style-name="gr1" draw:text-style-name="P1" draw:layer="layout" svg:x1="3.991cm" svg:y1="13.552cm" svg:x2="3.955cm" svg:y2="6.47cm">
          <text:p/>
        </draw:line>
        <draw:custom-shape draw:style-name="gr15" draw:text-style-name="P1" draw:layer="layout" svg:width="0.34cm" svg:height="0.339cm" svg:x="4.373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4cm" svg:y="11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3cm" svg:y="11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2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3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2cm" svg:y="7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1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7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142cm" svg:height="0.954cm" draw:transform="rotate (1.5707963267949) translate (2.513cm 12.818cm)">
          <draw:text-box>
            <text:p><text:span text:style-name="T1">Cumulative offset</text:span></text:p>
          </draw:text-box>
        </draw:frame>
        <draw:line draw:style-name="gr1" draw:text-style-name="P1" draw:layer="layout" svg:x1="3.944cm" svg:y1="17.5cm" svg:x2="20.395cm" svg:y2="17.5cm">
          <text:p/>
        </draw:line>
        <draw:line draw:style-name="gr1" draw:text-style-name="P1" draw:layer="layout" svg:x1="3.97cm" svg:y1="17.552cm" svg:x2="3.956cm" svg:y2="14.722cm">
          <text:p/>
        </draw:line>
        <draw:custom-shape draw:style-name="gr15" draw:text-style-name="P1" draw:layer="layout" svg:width="0.34cm" svg:height="0.339cm" svg:x="4.372cm" svg:y="15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2cm" svg:y="1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2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1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10.371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1cm" svg:y="17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1cm" svg:y="16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69cm" svg:y="17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73cm" svg:height="0.954cm" draw:transform="rotate (1.5707963267949) translate (2.513cm 17.119cm)">
          <draw:text-box>
            <text:p><text:span text:style-name="T1">speed</text:span></text:p>
          </draw:text-box>
        </draw:frame>
        <draw:custom-shape draw:style-name="gr15" draw:text-style-name="P1" draw:layer="layout" svg:width="0.34cm" svg:height="0.339cm" svg:x="10.371cm" svg:y="10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474cm" svg:y1="8.121cm" svg:x2="17.395cm" svg:y2="8.121cm">
          <text:p/>
        </draw:line>
        <draw:line draw:style-name="gr16" draw:text-style-name="P1" draw:layer="layout" svg:x1="5.624cm" svg:y1="11.871cm" svg:x2="9.482cm" svg:y2="11.871cm">
          <text:p/>
        </draw:line>
        <draw:line draw:style-name="gr16" draw:text-style-name="P1" draw:layer="layout" svg:x1="5.574cm" svg:y1="17.52cm" svg:x2="9.432cm" svg:y2="17.52cm">
          <text:p/>
        </draw:line>
        <draw:line draw:style-name="gr16" draw:text-style-name="P1" draw:layer="layout" svg:x1="11.425cm" svg:y1="17.47cm" svg:x2="17.346cm" svg:y2="17.47cm">
          <text:p/>
        </draw:line>
        <draw:line draw:style-name="gr17" draw:text-style-name="P1" draw:layer="layout" svg:x1="11.424cm" svg:y1="8.17cm" svg:x2="9.456cm" svg:y2="11.84cm">
          <text:p/>
        </draw:line>
        <draw:line draw:style-name="gr17" draw:text-style-name="P1" draw:layer="layout" svg:x1="5.658cm" svg:y1="11.866cm" svg:x2="4.112cm" svg:y2="13.49cm">
          <text:p/>
        </draw:line>
        <draw:line draw:style-name="gr17" draw:text-style-name="P1" draw:layer="layout" svg:x1="5.579cm" svg:y1="16.241cm" svg:x2="3.904cm" svg:y2="16.217cm">
          <text:p/>
        </draw:line>
        <draw:line draw:style-name="gr17" draw:text-style-name="P1" draw:layer="layout" svg:x1="11.395cm" svg:y1="15.496cm" svg:x2="9.355cm" svg:y2="15.467cm">
          <text:p/>
        </draw:line>
        <draw:frame draw:style-name="gr3" draw:text-style-name="P2" draw:layer="layout" svg:width="1.713cm" svg:height="0.954cm" svg:x="10.045cm" svg:y="13.824cm">
          <draw:text-box>
            <text:p><text:span text:style-name="T1">time</text:span></text:p>
          </draw:text-box>
        </draw:frame>
        <draw:frame draw:style-name="gr6" draw:text-style-name="P1" draw:layer="layout" svg:width="0.6cm" svg:height="0.669cm" svg:x="4.236cm" svg:y="13.792cm">
          <draw:image xlink:href="Pictures/1000020100000096000000A725748131.png" xlink:type="simple" xlink:show="embed" xlink:actuate="onLoad">
            <text:p/>
          </draw:image>
        </draw:frame>
        <draw:frame draw:style-name="gr7" draw:text-style-name="P1" draw:layer="layout" svg:width="0.6cm" svg:height="0.669cm" svg:x="7.235cm" svg:y="13.792cm">
          <draw:image xlink:href="Pictures/1000020100000096000000A7F3E110A3.png" xlink:type="simple" xlink:show="embed" xlink:actuate="onLoad">
            <text:p/>
          </draw:image>
        </draw:frame>
        <draw:frame draw:style-name="gr8" draw:text-style-name="P1" draw:layer="layout" svg:width="0.87cm" svg:height="0.669cm" svg:x="16.935cm" svg:y="13.793cm">
          <draw:image xlink:href="Pictures/10000201000000D9000000A7578B8E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draw:frame presentation:style-name="pr1" draw:layer="layout" svg:width="22.859cm" svg:height="2.095cm" svg:x="1.269cm" svg:y="-2.34cm" presentation:class="title">
          <draw:text-box>
            <text:p>Stop&amp;Go model</text:p>
          </draw:text-box>
        </draw:frame>
        <draw:frame presentation:style-name="pr3" draw:layer="layout" svg:width="22.726cm" svg:height="25.044cm" svg:x="-25.399cm" svg:y="17.524cm" presentation:class="outline">
          <draw:text-box>
            <text:p>PIF output:</text:p>
          </draw:text-box>
        </draw:frame>
        <draw:line draw:style-name="gr1" draw:text-style-name="P1" draw:layer="layout" svg:x1="3.965cm" svg:y1="13.5cm" svg:x2="20.416cm" svg:y2="13.5cm">
          <text:p/>
        </draw:line>
        <draw:line draw:style-name="gr1" draw:text-style-name="P1" draw:layer="layout" svg:x1="3.991cm" svg:y1="13.552cm" svg:x2="3.955cm" svg:y2="6.47cm">
          <text:p/>
        </draw:line>
        <draw:custom-shape draw:style-name="gr15" draw:text-style-name="P1" draw:layer="layout" svg:width="0.34cm" svg:height="0.339cm" svg:x="4.373cm" svg:y="12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4cm" svg:y="11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3cm" svg:y="11.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2cm" svg:y="1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3cm" svg:y="8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2cm" svg:y="7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1cm" svg:y="8.0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7cm" svg:y="7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142cm" svg:height="0.954cm" draw:transform="rotate (1.5707963267949) translate (2.513cm 12.818cm)">
          <draw:text-box>
            <text:p><text:span text:style-name="T1">Cumulative offset</text:span></text:p>
          </draw:text-box>
        </draw:frame>
        <draw:line draw:style-name="gr1" draw:text-style-name="P1" draw:layer="layout" svg:x1="3.944cm" svg:y1="17.5cm" svg:x2="20.395cm" svg:y2="17.5cm">
          <text:p/>
        </draw:line>
        <draw:line draw:style-name="gr1" draw:text-style-name="P1" draw:layer="layout" svg:x1="3.97cm" svg:y1="17.552cm" svg:x2="3.956cm" svg:y2="14.722cm">
          <text:p/>
        </draw:line>
        <draw:custom-shape draw:style-name="gr15" draw:text-style-name="P1" draw:layer="layout" svg:width="0.34cm" svg:height="0.339cm" svg:x="4.372cm" svg:y="15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5.872cm" svg:y="16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7.372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8.871cm" svg:y="17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cm" svg:height="0.339cm" svg:x="10.371cm" svg:y="15.4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1.871cm" svg:y="17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1cm" svg:height="0.339cm" svg:x="13.371cm" svg:y="16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4.87cm" svg:y="17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4cm" svg:height="0.339cm" svg:x="16.369cm" svg:y="17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073cm" svg:height="0.954cm" draw:transform="rotate (1.5707963267949) translate (2.513cm 17.119cm)">
          <draw:text-box>
            <text:p><text:span text:style-name="T1">speed</text:span></text:p>
          </draw:text-box>
        </draw:frame>
        <draw:custom-shape draw:style-name="gr15" draw:text-style-name="P1" draw:layer="layout" svg:width="0.34cm" svg:height="0.339cm" svg:x="10.371cm" svg:y="10.1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1.474cm" svg:y1="8.121cm" svg:x2="17.395cm" svg:y2="8.121cm">
          <text:p/>
        </draw:line>
        <draw:line draw:style-name="gr16" draw:text-style-name="P1" draw:layer="layout" svg:x1="5.624cm" svg:y1="11.871cm" svg:x2="9.482cm" svg:y2="11.871cm">
          <text:p/>
        </draw:line>
        <draw:line draw:style-name="gr16" draw:text-style-name="P1" draw:layer="layout" svg:x1="5.574cm" svg:y1="17.52cm" svg:x2="9.432cm" svg:y2="17.52cm">
          <text:p/>
        </draw:line>
        <draw:line draw:style-name="gr16" draw:text-style-name="P1" draw:layer="layout" svg:x1="11.425cm" svg:y1="17.47cm" svg:x2="17.346cm" svg:y2="17.47cm">
          <text:p/>
        </draw:line>
        <draw:line draw:style-name="gr17" draw:text-style-name="P1" draw:layer="layout" svg:x1="11.424cm" svg:y1="8.17cm" svg:x2="9.456cm" svg:y2="11.84cm">
          <text:p/>
        </draw:line>
        <draw:line draw:style-name="gr17" draw:text-style-name="P1" draw:layer="layout" svg:x1="5.658cm" svg:y1="11.866cm" svg:x2="4.112cm" svg:y2="13.49cm">
          <text:p/>
        </draw:line>
        <draw:line draw:style-name="gr17" draw:text-style-name="P1" draw:layer="layout" svg:x1="5.579cm" svg:y1="16.241cm" svg:x2="3.904cm" svg:y2="16.217cm">
          <text:p/>
        </draw:line>
        <draw:line draw:style-name="gr17" draw:text-style-name="P1" draw:layer="layout" svg:x1="11.395cm" svg:y1="15.496cm" svg:x2="9.355cm" svg:y2="15.467cm">
          <text:p/>
        </draw:line>
        <draw:frame draw:style-name="gr3" draw:text-style-name="P2" draw:layer="layout" svg:width="1.713cm" svg:height="0.954cm" svg:x="10.045cm" svg:y="13.824cm">
          <draw:text-box>
            <text:p><text:span text:style-name="T1">time</text:span></text:p>
          </draw:text-box>
        </draw:frame>
        <draw:g>
          <svg:title>TexMaths</svg:title>
          <svg:desc>19§inline§(s_2, \tau_2)</svg:desc>
          <draw:polygon draw:style-name="gr18" draw:layer="layout" svg:width="2.026cm" svg:height="0.67cm" svg:x="4.532cm" svg:y="10.657cm" svg:viewBox="0 0 2027 671" draw:points="1014,671 0,671 0,0 2027,0 2027,671">
            <text:p/>
          </draw:polygon>
          <draw:path draw:style-name="gr19" draw:layer="layout" svg:width="0.155cm" svg:height="0.67cm" svg:x="4.598cm" svg:y="10.6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4.828cm" svg:y="10.8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11cm" svg:x="5.136cm" svg:y="10.9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077cm" svg:height="0.199cm" svg:x="5.465cm" svg:y="11.0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5.723cm" svg:y="10.8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11cm" svg:x="6.027cm" svg:y="10.95cm" svg:viewBox="0 0 207 312" svg:d="m207 226h-15c-2 10-6 38-13 42-4 4-40 4-46 4h-87c49-44 66-57 95-80 34-27 66-55 66-101 0-57-49-91-110-91-57 0-97 40-97 84 0 24 21 26 25 26 11 0 24-7 24-24 0-10-3-25-26-25 13-34 45-44 68-44 46 0 70 36 70 74 0 42-28 74-43 91l-114 111c-4 5-4 5-4 19h194z">
            <text:p/>
          </draw:path>
          <draw:path draw:style-name="gr19" draw:layer="layout" svg:width="0.155cm" svg:height="0.67cm" svg:x="6.337cm" svg:y="10.6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4, \tau_4)</svg:desc>
          <draw:polygon draw:style-name="gr18" draw:layer="layout" svg:width="2.026cm" svg:height="0.67cm" svg:x="9.934cm" svg:y="7.057cm" svg:viewBox="0 0 2027 671" draw:points="1014,671 0,671 0,0 2027,0 2027,671">
            <text:p/>
          </draw:polygon>
          <draw:path draw:style-name="gr19" draw:layer="layout" svg:width="0.155cm" svg:height="0.67cm" svg:x="10cm" svg:y="7.0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10.23cm" svg:y="7.2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29cm" svg:height="0.315cm" svg:x="10.527cm" svg:y="7.3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077cm" svg:height="0.199cm" svg:x="10.867cm" svg:y="7.4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11.125cm" svg:y="7.2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29cm" svg:height="0.315cm" svg:x="11.418cm" svg:y="7.344cm" svg:viewBox="0 0 230 316" svg:d="m230 240v-18h-51v-209c0-9 0-13-12-13-6 0-7 0-11 6l-156 216v18h139v38c0 17 0 22-38 22h-14v16c23 0 54-2 71-2s47 2 70 2v-16h-11c-38 0-38-5-38-22v-38zm-89-189v171h-124z">
            <text:p/>
          </draw:path>
          <draw:path draw:style-name="gr19" draw:layer="layout" svg:width="0.155cm" svg:height="0.67cm" svg:x="11.739cm" svg:y="7.0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3, \tau_3)</svg:desc>
          <draw:polygon draw:style-name="gr18" draw:layer="layout" svg:width="2.026cm" svg:height="0.67cm" svg:x="9.833cm" svg:y="11.557cm" svg:viewBox="0 0 2027 671" draw:points="1014,671 0,671 0,0 2027,0 2027,671">
            <text:p/>
          </draw:polygon>
          <draw:path draw:style-name="gr19" draw:layer="layout" svg:width="0.155cm" svg:height="0.67cm" svg:x="9.899cm" svg:y="11.5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10.129cm" svg:y="11.7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16cm" svg:height="0.32cm" svg:x="10.433cm" svg:y="11.8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077cm" svg:height="0.199cm" svg:x="10.766cm" svg:y="11.9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11.024cm" svg:y="11.7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16cm" svg:height="0.32cm" svg:x="11.324cm" svg:y="11.85cm" svg:viewBox="0 0 217 321" svg:d="m103 154c36 0 62 27 62 76 0 59-34 76-61 76-19 0-60-6-79-32 22-2 26-17 26-27 0-15-11-27-24-27s-27 10-27 29c0 44 49 72 106 72 65 0 111-43 111-91 0-36-31-72-82-84 49-17 66-53 66-81 0-36-43-65-95-65s-91 25-91 63c0 15 10 24 23 24 15 0 25-11 25-22 0-16-10-25-25-25 17-21 49-27 66-27 21 0 52 12 52 52 0 19-6 41-19 55-15 19-29 19-52 21-11 2-13 2-15 2s-5 0-5 5 5 6 13 6z">
            <text:p/>
          </draw:path>
          <draw:path draw:style-name="gr19" draw:layer="layout" svg:width="0.155cm" svg:height="0.67cm" svg:x="11.638cm" svg:y="11.5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5, \tau_5)</svg:desc>
          <draw:polygon draw:style-name="gr18" draw:layer="layout" svg:width="2.026cm" svg:height="0.67cm" svg:x="17.435cm" svg:y="7.857cm" svg:viewBox="0 0 2027 671" draw:points="1014,671 0,671 0,0 2027,0 2027,671">
            <text:p/>
          </draw:polygon>
          <draw:path draw:style-name="gr19" draw:layer="layout" svg:width="0.155cm" svg:height="0.67cm" svg:x="17.501cm" svg:y="7.8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17.731cm" svg:y="8.0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206cm" svg:height="0.32cm" svg:x="18.039cm" svg:y="8.1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077cm" svg:height="0.199cm" svg:x="18.368cm" svg:y="8.2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18.626cm" svg:y="8.0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206cm" svg:height="0.32cm" svg:x="18.93cm" svg:y="8.15cm" svg:viewBox="0 0 207 321" svg:d="m44 49c22 6 38 6 45 6 61 0 99-42 99-49 0-4-4-6-6-6s-2 0-3 2c-12 4-37 13-73 13-13 0-38-2-68-13-4-2-6-2-6-2-5 0-5 6-5 13v139c0 8 0 13 7 13 4 0 4-2 10-7 19-25 47-29 64-29 29 0 42 23 44 25 8 17 11 34 11 61 0 15 0 42-15 63-11 17-32 28-55 28-30 0-61-17-72-47 17 1 26-12 26-23 0-21-17-25-24-25 0 0-23 0-23 25 0 43 38 85 95 85 59 0 112-45 112-104 0-54-40-101-99-101-21 0-43 4-64 23z">
            <text:p/>
          </draw:path>
          <draw:path draw:style-name="gr19" draw:layer="layout" svg:width="0.155cm" svg:height="0.67cm" svg:x="19.24cm" svg:y="7.8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(s_1, \tau_1)</svg:desc>
          <draw:polygon draw:style-name="gr18" draw:layer="layout" svg:width="2.026cm" svg:height="0.67cm" svg:x="3.032cm" svg:y="13.457cm" svg:viewBox="0 0 2027 671" draw:points="1014,671 0,671 0,0 2027,0 2027,671">
            <text:p/>
          </draw:polygon>
          <draw:path draw:style-name="gr19" draw:layer="layout" svg:width="0.155cm" svg:height="0.67cm" svg:x="3.098cm" svg:y="13.457cm" svg:viewBox="0 0 156 671" svg:d="m156 663c0-2 0-3-12-15-83-83-106-211-106-313 0-116 27-232 108-316 10-9 10-9 10-11 0-6-4-8-8-8-6 0-66 46-106 131-34 74-42 148-42 204 0 53 8 135 44 209 40 83 98 127 104 127 4 0 8-2 8-8z">
            <text:p/>
          </draw:path>
          <draw:path draw:style-name="gr19" draw:layer="layout" svg:width="0.246cm" svg:height="0.303cm" svg:x="3.328cm" svg:y="13.664cm" svg:viewBox="0 0 247 304" svg:d="m228 46c-19 0-32 15-32 30 0 10 5 19 21 19 13 0 30-11 30-38 0-30-29-57-80-57-89 0-114 68-114 99 0 51 50 61 70 64 35 8 69 16 69 52 0 17-15 74-95 74-10 0-61 0-76-36 25 4 42-15 42-34 0-16-12-25-25-25-17 0-38 15-38 46 0 38 38 64 95 64 110 0 135-82 135-112 0-23-12-40-21-49-17-18-36-21-67-27-24-6-51-11-51-40 0-21 17-61 76-61 17 0 50 4 61 31z">
            <text:p/>
          </draw:path>
          <draw:path draw:style-name="gr19" draw:layer="layout" svg:width="0.17cm" svg:height="0.311cm" svg:x="3.657cm" svg:y="13.75cm" svg:viewBox="0 0 171 312" svg:d="m106 13c0-13-2-13-15-13-28 30-72 30-91 30v18c11 0 42 0 68-14v240c0 15 0 21-47 21h-17v17c7 0 66-2 83-2 14 0 73 2 84 2v-17h-17c-48 0-48-6-48-21z">
            <text:p/>
          </draw:path>
          <draw:path draw:style-name="gr19" draw:layer="layout" svg:width="0.077cm" svg:height="0.199cm" svg:x="3.965cm" svg:y="13.888cm" svg:viewBox="0 0 78 200" svg:d="m78 70c0-43-17-70-42-70-23 0-36 17-36 36 0 17 13 34 36 34 8 0 17-2 23-7 2-2 2-2 4-2 0 0 2 0 2 9 0 50-25 90-46 112-8 8-8 10-8 12 0 4 2 6 6 6 8 0 61-52 61-130z">
            <text:p/>
          </draw:path>
          <draw:path draw:style-name="gr19" draw:layer="layout" svg:width="0.324cm" svg:height="0.296cm" svg:x="4.223cm" svg:y="13.672cm" svg:viewBox="0 0 325 297" svg:d="m179 38h112c9 0 34 0 34-23 0-15-15-15-27-15h-188c-13 0-40 0-68 32-23 23-42 55-42 59 0 2 0 8 8 8 5 0 7-4 11-8 32-53 70-53 85-53h56l-67 217c-2 7-6 21-6 24 0 8 4 18 19 18 23 0 25-19 29-29z">
            <text:p/>
          </draw:path>
          <draw:path draw:style-name="gr19" draw:layer="layout" svg:width="0.17cm" svg:height="0.311cm" svg:x="4.55cm" svg:y="13.75cm" svg:viewBox="0 0 171 312" svg:d="m106 13c0-13-2-13-15-13-28 30-72 30-91 30v18c11 0 42 0 68-14v240c0 15 0 21-47 21h-17v17c7 0 66-2 83-2 14 0 73 2 84 2v-17h-19c-46 0-46-6-46-21z">
            <text:p/>
          </draw:path>
          <draw:path draw:style-name="gr19" draw:layer="layout" svg:width="0.155cm" svg:height="0.67cm" svg:x="4.837cm" svg:y="13.457cm" svg:viewBox="0 0 156 671" svg:d="m156 335c0-52-8-134-44-210-42-81-99-125-104-125s-8 2-8 8c0 2 0 2 13 15 65 66 103 173 103 312 0 116-25 233-107 317-9 8-9 9-9 11 0 4 2 8 8 8s66-46 106-131c34-74 42-148 42-205z">
            <text:p/>
          </draw:path>
        </draw:g>
        <draw:g>
          <svg:title>TexMaths</svg:title>
          <svg:desc>19§inline§\omega_2 = 0</svg:desc>
          <draw:polygon draw:style-name="gr18" draw:layer="layout" svg:width="1.947cm" svg:height="0.531cm" svg:x="6.635cm" svg:y="16.508cm" svg:viewBox="0 0 1948 532" draw:points="973,532 0,532 0,0 1948,0 1948,532">
            <text:p/>
          </draw:polygon>
          <draw:path draw:style-name="gr19" draw:layer="layout" svg:width="0.396cm" svg:height="0.303cm" svg:x="6.643cm" svg:y="16.643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06cm" svg:height="0.31cm" svg:x="7.082cm" svg:y="16.729cm" svg:viewBox="0 0 207 311" svg:d="m207 226h-15c-2 10-6 38-13 42-4 4-40 4-46 4h-87c49-44 66-57 95-80 34-27 66-55 66-101 0-57-49-91-110-91-57 0-97 40-97 84 0 24 21 26 25 26 11 0 24-7 24-25 0-9-3-24-26-24 13-34 45-44 68-44 46 0 71 36 71 74 0 42-29 74-44 91l-114 110c-4 6-4 6-4 19h194z">
            <text:p/>
          </draw:path>
          <draw:path draw:style-name="gr19" draw:layer="layout" svg:width="0.446cm" svg:height="0.157cm" svg:x="7.578cm" svg:y="16.694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8.273cm" svg:y="16.493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draw:g>
          <svg:title>TexMaths</svg:title>
          <svg:desc>19§inline§\omega_1</svg:desc>
          <draw:polygon draw:style-name="gr18" draw:layer="layout" svg:width="0.683cm" svg:height="0.388cm" svg:x="5.435cm" svg:y="15.701cm" svg:viewBox="0 0 684 389" draw:points="342,389 0,389 0,0 684,0 684,389">
            <text:p/>
          </draw:polygon>
          <draw:path draw:style-name="gr19" draw:layer="layout" svg:width="0.396cm" svg:height="0.303cm" svg:x="5.443cm" svg:y="15.693cm" svg:viewBox="0 0 397 304" svg:d="m397 47c0-30-11-47-26-47-18 0-37 15-37 32 0 6 4 14 12 19 11 10 23 29 23 57 0 27-14 65-35 95-19 29-43 52-76 52-38 0-59-23-64-59 7-19 23-61 23-80 0-8-4-15-12-15-6 0-13 2-19 11-7 13-15 57-15 82-23 32-49 61-91 61-44 0-59-38-59-76 0-84 68-154 68-164 0-7-5-13-11-13-10 0-13 9-19 15-34 49-59 129-59 190 0 48 15 97 70 97 48 0 80-34 103-70 7 38 32 70 74 70 53 0 85-42 108-91 17-33 42-124 42-166z">
            <text:p/>
          </draw:path>
          <draw:path draw:style-name="gr19" draw:layer="layout" svg:width="0.17cm" svg:height="0.311cm" svg:x="5.904cm" svg:y="15.778cm" svg:viewBox="0 0 171 312" svg:d="m106 13c0-13-1-13-15-13-28 30-72 30-91 30v17c11 0 42 0 68-13v240c0 15 0 20-47 20h-17v18c7 0 66-2 83-2 14 0 73 2 84 2v-18h-17c-48 0-48-5-48-20z">
            <text:p/>
          </draw:path>
        </draw:g>
        <draw:g>
          <draw:polygon draw:style-name="gr18" draw:layer="layout" svg:width="0.359cm" svg:height="0.204cm" svg:x="0cm" svg:y="0cm" svg:viewBox="0 0 360 205" draw:points="180,205 0,205 0,0 360,0 360,205">
            <text:p/>
          </draw:polygon>
          <draw:path draw:style-name="gr19" draw:layer="layout" svg:width="0.208cm" svg:height="0.159cm" svg:x="0.004cm" svg:y="-0.004cm" svg:viewBox="0 0 209 160" svg:d="m209 25c0-16-6-25-14-25-9 0-19 8-19 17 0 3 2 7 6 10 6 5 12 15 12 30 0 14-7 34-18 50-10 15-23 27-40 27-20 0-31-12-34-31 4-10 12-32 12-42 0-4-2-8-6-8-3 0-7 1-10 6-4 7-8 30-8 43-12 17-26 32-48 32-23 0-31-20-31-40 0-44 36-81 36-86 0-4-3-7-6-7-5 0-7 5-10 8-18 26-31 68-31 100 0 25 8 51 37 51 25 0 42-18 54-37 4 20 17 37 39 37 28 0 45-22 57-48 9-17 22-65 22-87z">
            <text:p/>
          </draw:path>
          <draw:path draw:style-name="gr19" draw:layer="layout" svg:width="0.113cm" svg:height="0.168cm" svg:x="0.233cm" svg:y="0.041cm" svg:viewBox="0 0 114 169" svg:d="m54 81c19 0 33 14 33 40 0 31-18 40-32 40-10 0-32-3-42-17 12-1 14-9 14-14 0-8-6-14-13-14s-14 5-14 15c0 23 26 38 56 38 34 0 58-23 58-48 0-19-16-38-43-44 26-9 35-28 35-43 0-19-23-34-50-34s-48 13-48 33c0 8 5 13 12 13 8 0 13-6 13-12 0-8-5-13-13-13 9-11 26-14 35-14 11 0 27 6 27 27 0 10-3 22-10 29-8 10-15 10-27 11-6 1-7 1-8 1s-3 0-3 3 3 3 7 3z">
            <text:p/>
          </draw:path>
        </draw:g>
        <draw:g>
          <svg:title>TexMaths</svg:title>
          <svg:desc>19§inline§\omega_3</svg:desc>
          <draw:polygon draw:style-name="gr18" draw:layer="layout" svg:width="0.683cm" svg:height="0.389cm" svg:x="9.937cm" svg:y="15.903cm" svg:viewBox="0 0 684 390" draw:points="342,390 0,390 0,0 684,0 684,390">
            <text:p/>
          </draw:polygon>
          <draw:path draw:style-name="gr19" draw:layer="layout" svg:width="0.396cm" svg:height="0.303cm" svg:x="9.945cm" svg:y="15.895cm" svg:viewBox="0 0 397 304" svg:d="m397 48c0-31-11-48-26-48-18 0-37 15-37 32 0 6 4 14 12 19 11 10 23 29 23 57 0 27-14 65-35 96-19 28-43 51-76 51-38 0-58-23-64-59 7-19 23-61 23-80 0-8-4-15-12-15-5 0-13 2-19 11-7 14-15 57-15 82-23 32-49 61-91 61-44 0-59-38-59-76 0-84 68-154 68-164 0-7-5-13-11-13-10 0-13 9-19 15-34 50-59 129-59 190 0 48 15 97 70 97 48 0 80-34 103-70 8 38 32 70 74 70 53 0 86-42 108-91 17-32 42-124 42-165z">
            <text:p/>
          </draw:path>
          <draw:path draw:style-name="gr19" draw:layer="layout" svg:width="0.216cm" svg:height="0.32cm" svg:x="10.38cm" svg:y="15.981cm" svg:viewBox="0 0 217 321" svg:d="m103 154c36 0 62 27 62 76 0 59-34 76-60 76-19 0-61-6-80-32 23-2 26-17 26-27 0-15-11-26-24-26s-27 9-27 28c0 44 49 72 106 72 65 0 111-43 111-91 0-36-31-72-82-84 49-17 66-53 66-81 0-36-43-65-95-65s-91 25-91 63c0 15 10 24 23 24 15 0 25-11 25-22 0-16-10-25-25-25 17-21 49-27 67-27 20 0 51 12 51 52 0 19-6 42-19 55-15 19-29 19-51 21-12 2-14 2-16 2s-5 0-5 5 5 6 13 6z">
            <text:p/>
          </draw:path>
        </draw:g>
        <draw:g>
          <svg:title>TexMaths</svg:title>
          <svg:desc>19§inline§\omega_4 = 0</svg:desc>
          <draw:polygon draw:style-name="gr18" draw:layer="layout" svg:width="1.947cm" svg:height="0.531cm" svg:x="13.936cm" svg:y="16.309cm" svg:viewBox="0 0 1948 532" draw:points="973,532 0,532 0,0 1948,0 1948,532">
            <text:p/>
          </draw:polygon>
          <draw:path draw:style-name="gr19" draw:layer="layout" svg:width="0.396cm" svg:height="0.303cm" svg:x="13.944cm" svg:y="16.444cm" svg:viewBox="0 0 397 304" svg:d="m397 47c0-30-11-47-26-47-18 0-37 15-37 32 0 6 4 14 12 19 11 10 23 29 23 57 0 27-14 65-35 95-19 29-43 52-76 52-38 0-58-23-64-59 7-19 23-61 23-80 0-8-4-15-12-15-5 0-13 2-19 11-7 13-15 57-15 82-23 32-49 61-91 61-44 0-59-38-59-76 0-84 68-154 68-164 0-7-5-13-11-13-10 0-13 9-19 15-34 49-59 129-59 190 0 48 15 97 70 97 48 0 80-34 103-70 8 38 32 70 74 70 53 0 86-42 108-91 17-33 42-124 42-166z">
            <text:p/>
          </draw:path>
          <draw:path draw:style-name="gr19" draw:layer="layout" svg:width="0.229cm" svg:height="0.314cm" svg:x="14.371cm" svg:y="16.526cm" svg:viewBox="0 0 230 315" svg:d="m230 239v-17h-51v-209c0-9 0-13-12-13-5 0-7 0-11 6l-156 216v17h139v38c0 17 0 23-38 23h-14v15c23 0 54-2 71-2s47 2 70 2v-15h-11c-38 0-38-6-38-23v-38zm-89-188v171h-124z">
            <text:p/>
          </draw:path>
          <draw:path draw:style-name="gr19" draw:layer="layout" svg:width="0.446cm" svg:height="0.157cm" svg:x="14.879cm" svg:y="16.495cm" svg:viewBox="0 0 447 158" svg:d="m424 27c9 0 23 0 23-14s-14-13-23-13h-401c-10 0-23 0-23 13s13 14 23 14zm0 131c9 0 23 0 23-16 0-13-14-13-23-13h-401c-10 0-23 0-23 13 0 16 13 16 23 16z">
            <text:p/>
          </draw:path>
          <draw:path draw:style-name="gr19" draw:layer="layout" svg:width="0.282cm" svg:height="0.461cm" svg:x="15.574cm" svg:y="16.294cm" svg:viewBox="0 0 283 462" svg:d="m283 232c0-53-4-107-28-156-31-65-86-76-114-76-40 0-88 17-116 80-21 45-25 99-25 152 0 51 2 110 30 161 29 55 78 69 111 69 36 0 87-16 116-78 22-48 26-99 26-152zm-142 214c-27 0-65-17-78-81-8-40-8-101-8-141 0-44 0-87 6-123 13-80 63-86 80-86 22 0 66 12 79 78 6 38 6 89 6 131 0 49 0 95-7 139-10 62-48 83-78 83z">
            <text:p/>
          </draw:path>
        </draw:g>
        <presentation:notes draw:style-name="dp2">
          <office:forms form:automatic-focus="false" form:apply-design-mode="false"/>
          <draw:page-thumbnail draw:style-name="gr20" draw:layer="layout" svg:width="0.001cm" svg:height="0.001cm" svg:x="0cm" svg:y="1.93cm" draw:page-number="6" presentation:class="page"/>
          <draw:frame presentation:style-name="pr2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ulle" style:family="graphic" style:parent-style-name="standard">
      <style:graphic-properties svg:stroke-width="0.1cm" svg:stroke-color="#ff0000" draw:marker-start-width="0.35cm" draw:marker-end-width="0.35cm" draw:fill="none" draw:fill-image-width="0cm" draw:fill-image-height="0cm"/>
    </style:style>
    <style:style style:name="PipelineBox" style:family="graphic" style:parent-style-name="standard">
      <style:graphic-properties draw:fill-gradient-name="Gradient_20_7" draw:fill-hatch-name="Hatching_20_1" draw:fill-image-name="Bitmape_20_1"/>
    </style:style>
    <style:style style:name="Road" style:family="graphic" style:parent-style-name="objectwithoutfill">
      <style:graphic-properties svg:stroke-width="0.2cm" svg:stroke-color="#808080" draw:marker-start-width="0.5cm" draw:marker-end-width="0.5cm" draw:fill-gradient-name="Gradient_20_7" draw:fill-hatch-name="Hatching_20_1" draw:fill-image-name="Bitmape_20_1"/>
    </style:style>
    <style:style style:name="Observation" style:family="graphic" style:parent-style-name="standard">
      <style:graphic-properties draw:fill-color="#ff3333" draw:fill-gradient-name="Gradient_20_7" draw:fill-hatch-name="Hatching_20_1" draw:fill-image-name="Bitmape_20_1" draw:fill-image-width="0cm" draw:fill-image-height="0cm"/>
    </style:style>
    <style:style style:name="Projection" style:family="graphic" style:parent-style-name="objectwithoutfill">
      <style:graphic-properties svg:stroke-width="0.05cm" svg:stroke-color="#33a3a3" draw:marker-start-width="0.29cm" draw:marker-end-width="0.29cm" draw:fill-gradient-name="Gradient_20_7" draw:fill-hatch-name="Hatching_20_1" draw:fill-image-name="Bitmape_20_1"/>
    </style:style>
    <style:style style:name="ObservationFast" style:family="graphic">
      <style:graphic-properties draw:fill-color="#0047ff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fo:font-size="32pt" fo:letter-spacing="normal" fo:language="en" fo:country="US" fo:font-style="normal" fo:text-shadow="none" style:text-underline-style="none" fo:font-weight="normal" style:letter-kerning="true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cm" fo:margin-bottom="0.398cm" fo:line-height="100%" fo:text-align="start" fo:text-indent="0cm" style:punctuation-wrap="hanging"/>
      <style:text-properties fo:color="#000000"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cm" fo:margin-bottom="0.298cm" fo:line-height="100%" fo:text-align="start" fo:text-indent="0cm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cm" fo:margin-bottom="0.199cm" fo:line-height="100%" fo:text-align="start" fo:text-indent="0cm" style:punctuation-wrap="hanging"/>
      <style:text-properties fo:color="#000000"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size="24pt" fo:letter-spacing="normal" fo:language="en" fo:country="US" fo:font-style="normal" fo:text-shadow="none" style:text-underline-style="none" fo:font-weight="normal" style:letter-kerning="true" style:font-size-asian="24pt" style:language-asian="en" style:country-asian="US" style:font-style-asian="normal" style:font-weight-asian="norm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2cm" fo:page-height="30.4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Slide-title">
      <style:graphic-properties draw:stroke="none" svg:stroke-width="0.026cm" draw:stroke-linejoin="miter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horizontal-align="left" draw:textarea-vertical-align="bottom" draw:auto-grow-height="false" fo:min-height="1.314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1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hanging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orbel" fo:font-size="75pt" fo:letter-spacing="normal" fo:font-style="normal" style:text-underline-style="none" fo:font-weight="bold" style:font-family-asian="'ＭＳ Ｐゴシック'" style:font-size-asian="75pt" style:font-style-asian="normal" style:font-weight-asian="bold" style:font-family-complex="'ＭＳ Ｐゴシック'" style:font-size-complex="75pt" style:font-style-complex="normal" style:font-weight-complex="bold"/>
    </style:style>
    <style:style style:name="MT3" style:family="text">
      <style:text-properties fo:color="#4c4c4c" fo:font-family="Corbel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4c4c4c" fo:font-family="Corbe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697cm" svg:height="7.047cm" svg:x="3.298cm" svg:y="2.397cm"/>
      <draw:page-thumbnail draw:layer="backgroundobjects" svg:width="4.697cm" svg:height="7.047cm" svg:x="3.298cm" svg:y="10.445cm"/>
      <draw:page-thumbnail draw:layer="backgroundobjects" svg:width="4.697cm" svg:height="7.047cm" svg:x="3.298cm" svg:y="18.493cm"/>
      <draw:page-thumbnail draw:layer="backgroundobjects" svg:width="4.697cm" svg:height="7.047cm" svg:x="13.593cm" svg:y="2.397cm"/>
      <draw:page-thumbnail draw:layer="backgroundobjects" svg:width="4.697cm" svg:height="7.047cm" svg:x="13.593cm" svg:y="10.445cm"/>
      <draw:page-thumbnail draw:layer="backgroundobjects" svg:width="4.697cm" svg:height="7.047cm" svg:x="13.593cm" svg:y="18.493cm"/>
    </style:handout-master>
    <style:master-page style:name="_31__5f_Title_20_Slide" style:display-name="1_Title Slide" style:page-layout-name="PM1" draw:style-name="Mdp1">
      <draw:frame draw:name="Title 1" presentation:style-name="Mpr1" draw:text-style-name="MP4" draw:layer="backgroundobjects" svg:width="22.012cm" svg:height="2.962cm" svg:x="1.692cm" svg:y="4.232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presentation:style-name="_31__5f_Title_20_Slide-outline1" draw:layer="backgroundobjects" svg:width="22.351cm" svg:height="25.044cm" svg:x="1.218cm" svg:y="2.701cm" presentation:class="outline" presentation:placeholder="true">
        <draw:text-box/>
      </draw:frame>
      <draw:frame draw:style-name="Mgr3" draw:text-style-name="MP5" draw:layer="backgroundobjects" svg:width="9.519cm" svg:height="3.193cm" svg:x="15.027cm" svg:y="14.802cm">
        <draw:image xlink:href="Pictures/1000020100000567000001D08DBEB4C2.png" xlink:type="simple" xlink:show="embed" xlink:actuate="onLoad">
          <text:p/>
        </draw:image>
      </draw:frame>
      <presentation:notes style:page-layout-name="PM2">
        <draw:page-thumbnail presentation:style-name="_31__5f_Title_20_Slide-title" draw:layer="backgroundobjects" svg:width="13.968cm" svg:height="10.476cm" svg:x="3.81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095cm" svg:x="1.269cm" svg:y="-2.34cm" presentation:class="title" presentation:placeholder="true">
        <draw:text-box/>
      </draw:frame>
      <draw:frame presentation:style-name="Default-outline1" draw:layer="backgroundobjects" svg:width="22.726cm" svg:height="25.044cm" svg:x="-25.399cm" svg:y="17.524cm" presentation:class="outline" presentation:placeholder="true">
        <draw:text-box/>
      </draw:frame>
      <draw:frame presentation:style-name="Mpr4" draw:text-style-name="MP1" draw:layer="backgroundobjects" svg:width="5.917cm" svg:height="1.313cm" svg:x="-20.32cm" svg:y="-5.013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05cm" svg:height="1.313cm" svg:x="-12.904cm" svg:y="-5.013cm" presentation:class="footer">
        <draw:text-box>
          <text:p text:style-name="MP6"><text:span text:style-name="MT4"><presentation:footer/></text:span></text:p>
        </draw:text-box>
      </draw:frame>
      <draw:frame presentation:style-name="Mpr5" draw:text-style-name="MP2" draw:layer="backgroundobjects" svg:width="5.917cm" svg:height="1.313cm" svg:x="-3.379cm" svg:y="-5.013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2T11:40:13</meta:creation-date>
    <meta:generator>LibreOffice/3.6$Linux_X86_64 LibreOffice_project/e29a214-2bbed72-0621de6-a97528c-8f066d</meta:generator>
    <dc:date>2014-02-10T18:07:00</dc:date>
    <meta:editing-duration>PT7H16M</meta:editing-duration>
    <meta:editing-cycles>70</meta:editing-cycles>
    <dc:description>
</dc:description>
    <meta:document-statistic meta:object-count="588"/>
    <meta:user-defined meta:name="Info 1"/>
    <meta:user-defined meta:name="Info 2"/>
    <meta:user-defined meta:name="Info 3"/>
    <meta:user-defined meta:name="Info 4"/>
  </office:meta>
</office:document-meta>
</file>